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775in" text:min-label-width="0.25in" text:list-level-position-and-space-mode="label-alignment">
          <style:list-level-label-alignment text:label-followed-by="listtab" fo:margin-left="1.02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.275in" text:min-label-width="0.25in" text:list-level-position-and-space-mode="label-alignment">
          <style:list-level-label-alignment text:label-followed-by="listtab" fo:margin-left="1.5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75in" text:min-label-width="0.25in" text:list-level-position-and-space-mode="label-alignment">
          <style:list-level-label-alignment text:label-followed-by="listtab" fo:margin-left="2.0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75in" text:min-label-width="0.25in" text:list-level-position-and-space-mode="label-alignment">
          <style:list-level-label-alignment text:label-followed-by="listtab" fo:margin-left="2.5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75in" text:min-label-width="0.25in" text:list-level-position-and-space-mode="label-alignment">
          <style:list-level-label-alignment text:label-followed-by="listtab" fo:margin-left="3.0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75in" text:min-label-width="0.25in" text:list-level-position-and-space-mode="label-alignment">
          <style:list-level-label-alignment text:label-followed-by="listtab" fo:margin-left="3.5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75in" text:min-label-width="0.25in" text:list-level-position-and-space-mode="label-alignment">
          <style:list-level-label-alignment text:label-followed-by="listtab" fo:margin-left="4.0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75in" text:min-label-width="0.25in" text:list-level-position-and-space-mode="label-alignment">
          <style:list-level-label-alignment text:label-followed-by="listtab" fo:margin-left="4.5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75in" text:min-label-width="0.25in" text:list-level-position-and-space-mode="label-alignment">
          <style:list-level-label-alignment text:label-followed-by="listtab" fo:margin-left="5.0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775in" text:min-label-width="0.25in" text:list-level-position-and-space-mode="label-alignment">
          <style:list-level-label-alignment text:label-followed-by="listtab" fo:margin-left="1.02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275in" text:min-label-width="0.25in" text:list-level-position-and-space-mode="label-alignment">
          <style:list-level-label-alignment text:label-followed-by="listtab" fo:margin-left="1.5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75in" text:min-label-width="0.25in" text:list-level-position-and-space-mode="label-alignment">
          <style:list-level-label-alignment text:label-followed-by="listtab" fo:margin-left="2.0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75in" text:min-label-width="0.25in" text:list-level-position-and-space-mode="label-alignment">
          <style:list-level-label-alignment text:label-followed-by="listtab" fo:margin-left="2.5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75in" text:min-label-width="0.25in" text:list-level-position-and-space-mode="label-alignment">
          <style:list-level-label-alignment text:label-followed-by="listtab" fo:margin-left="3.0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75in" text:min-label-width="0.25in" text:list-level-position-and-space-mode="label-alignment">
          <style:list-level-label-alignment text:label-followed-by="listtab" fo:margin-left="3.5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75in" text:min-label-width="0.25in" text:list-level-position-and-space-mode="label-alignment">
          <style:list-level-label-alignment text:label-followed-by="listtab" fo:margin-left="4.0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75in" text:min-label-width="0.25in" text:list-level-position-and-space-mode="label-alignment">
          <style:list-level-label-alignment text:label-followed-by="listtab" fo:margin-left="4.5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75in" text:min-label-width="0.25in" text:list-level-position-and-space-mode="label-alignment">
          <style:list-level-label-alignment text:label-followed-by="listtab" fo:margin-left="5.0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916in" text:min-label-width="0.25in" text:list-level-position-and-space-mode="label-alignment">
          <style:list-level-label-alignment text:label-followed-by="listtab" fo:margin-left="5.04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659in" text:min-label-width="0.25in" text:list-level-position-and-space-mode="label-alignment">
          <style:list-level-label-alignment text:label-followed-by="listtab" fo:margin-left="1.0159in" fo:text-indent="-0.25in"/>
        </style:list-level-properties>
        <style:text-properties style:font-name="Courier New"/>
      </text:list-level-style-bullet>
      <text:list-level-style-bullet text:level="3" text:style-name="WW_CharLFO11LVL3" text:bullet-char="•">
        <style:list-level-properties text:space-before="1.3506in" text:min-label-width="0.25in" text:list-level-position-and-space-mode="label-alignment">
          <style:list-level-label-alignment text:label-followed-by="listtab" fo:margin-left="1.6006in" fo:text-indent="-0.25in"/>
        </style:list-level-properties>
      </text:list-level-style-bullet>
      <text:list-level-style-bullet text:level="4" text:style-name="WW_CharLFO11LVL4" text:bullet-char="•">
        <style:list-level-properties text:space-before="1.9381in" text:min-label-width="0.25in" text:list-level-position-and-space-mode="label-alignment">
          <style:list-level-label-alignment text:label-followed-by="listtab" fo:margin-left="2.1881in" fo:text-indent="-0.25in"/>
        </style:list-level-properties>
      </text:list-level-style-bullet>
      <text:list-level-style-bullet text:level="5" text:style-name="WW_CharLFO11LVL5" text:bullet-char="•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</text:list-level-style-bullet>
      <text:list-level-style-bullet text:level="6" text:style-name="WW_CharLFO11LVL6" text:bullet-char="•">
        <style:list-level-properties text:space-before="3.1131in" text:min-label-width="0.25in" text:list-level-position-and-space-mode="label-alignment">
          <style:list-level-label-alignment text:label-followed-by="listtab" fo:margin-left="3.3631in" fo:text-indent="-0.25in"/>
        </style:list-level-properties>
      </text:list-level-style-bullet>
      <text:list-level-style-bullet text:level="7" text:style-name="WW_CharLFO11LVL7" text:bullet-char="•">
        <style:list-level-properties text:space-before="3.7006in" text:min-label-width="0.25in" text:list-level-position-and-space-mode="label-alignment">
          <style:list-level-label-alignment text:label-followed-by="listtab" fo:margin-left="3.9506in" fo:text-indent="-0.25in"/>
        </style:list-level-properties>
      </text:list-level-style-bullet>
      <text:list-level-style-bullet text:level="8" text:style-name="WW_CharLFO11LVL8" text:bullet-char="•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bullet>
      <text:list-level-style-bullet text:level="9" text:style-name="WW_CharLFO11LVL9" text:bullet-char="•">
        <style:list-level-properties text:space-before="4.875in" text:min-label-width="0.25in" text:list-level-position-and-space-mode="label-alignment">
          <style:list-level-label-alignment text:label-followed-by="listtab" fo:margin-left="5.125in" fo:text-indent="-0.25in"/>
        </style:list-level-properties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o">
        <style:list-level-properties text:space-before="0.6888in" text:min-label-width="0.25in" text:list-level-position-and-space-mode="label-alignment">
          <style:list-level-label-alignment text:label-followed-by="listtab" fo:margin-left="0.9388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1.1888in" text:min-label-width="0.25in" text:list-level-position-and-space-mode="label-alignment">
          <style:list-level-label-alignment text:label-followed-by="listtab" fo:margin-left="1.4388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6888in" text:min-label-width="0.25in" text:list-level-position-and-space-mode="label-alignment">
          <style:list-level-label-alignment text:label-followed-by="listtab" fo:margin-left="1.9388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2.1888in" text:min-label-width="0.25in" text:list-level-position-and-space-mode="label-alignment">
          <style:list-level-label-alignment text:label-followed-by="listtab" fo:margin-left="2.4388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6888in" text:min-label-width="0.25in" text:list-level-position-and-space-mode="label-alignment">
          <style:list-level-label-alignment text:label-followed-by="listtab" fo:margin-left="2.9388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3.1888in" text:min-label-width="0.25in" text:list-level-position-and-space-mode="label-alignment">
          <style:list-level-label-alignment text:label-followed-by="listtab" fo:margin-left="3.4388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6888in" text:min-label-width="0.25in" text:list-level-position-and-space-mode="label-alignment">
          <style:list-level-label-alignment text:label-followed-by="listtab" fo:margin-left="3.9388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4.1888in" text:min-label-width="0.25in" text:list-level-position-and-space-mode="label-alignment">
          <style:list-level-label-alignment text:label-followed-by="listtab" fo:margin-left="4.4388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6888in" text:min-label-width="0.25in" text:list-level-position-and-space-mode="label-alignment">
          <style:list-level-label-alignment text:label-followed-by="listtab" fo:margin-left="4.9388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1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o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Courier New"/>
      </text:list-level-style-bullet>
      <text:list-level-style-number text:level="2" style:num-suffix="." style:num-list-format-name="NLF1" style:num-format="1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7875in" text:min-label-width="0.25in" text:list-level-position-and-space-mode="label-alignment">
          <style:list-level-label-alignment text:label-followed-by="listtab" fo:margin-left="5.0375in" fo:text-indent="-0.25in"/>
        </style:list-level-properties>
      </text:list-level-style-number>
    </text:list-style>
    <text:list-style style:name="LFO20">
      <text:list-level-style-bullet text:level="1" text:style-name="WW_CharLFO20LVL1" text:bullet-char="o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Courier New"/>
      </text:list-level-style-bullet>
      <text:list-level-style-number text:level="2" style:num-suffix="." style:num-list-format-name="NLF1" style:num-format="1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7875in" text:min-label-width="0.25in" text:list-level-position-and-space-mode="label-alignment">
          <style:list-level-label-alignment text:label-followed-by="listtab" fo:margin-left="5.037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Βασικό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Βασικό" style:family="paragraph">
      <style:paragraph-properties fo:text-align="center"/>
    </style:style>
    <style:style style:name="T3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8pt" style:font-size-asian="18pt" style:font-size-complex="18pt" fo:language="en" fo:country="US"/>
    </style:style>
    <style:style style:name="T4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5" style:parent-style-name="Βασικό" style:family="paragraph">
      <style:paragraph-properties fo:text-align="center"/>
    </style:style>
    <style:style style:name="T6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7" style:parent-style-name="Βασικό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8" style:parent-style-name="Βασικό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9" style:parent-style-name="Βασικό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10" style:parent-style-name="Βασικό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11" style:parent-style-name="Βασικό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12" style:parent-style-name="Βασικό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13" style:parent-style-name="Βασικό" style:family="paragraph">
      <style:paragraph-properties fo:text-align="center"/>
    </style:style>
    <style:style style:name="T14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28pt" style:font-size-asian="28pt" style:font-size-complex="28pt"/>
    </style:style>
    <style:style style:name="T15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28pt" style:font-size-asian="28pt" style:font-size-complex="28pt" style:text-underline-type="single" style:text-underline-style="solid" style:text-underline-width="auto" style:text-underline-mode="continuous" fo:language="en" fo:country="US"/>
    </style:style>
    <style:style style:name="T16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28pt" style:font-size-asian="28pt" style:font-size-complex="28pt" style:text-underline-type="single" style:text-underline-style="solid" style:text-underline-width="auto" style:text-underline-mode="continuous"/>
    </style:style>
    <style:style style:name="T17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28pt" style:font-size-asian="28pt" style:font-size-complex="28pt" style:text-underline-type="single" style:text-underline-style="solid" style:text-underline-width="auto" style:text-underline-mode="continuous" fo:language="en" fo:country="US"/>
    </style:style>
    <style:style style:name="T18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28pt" style:font-size-asian="28pt" style:font-size-complex="28pt" style:text-underline-type="single" style:text-underline-style="solid" style:text-underline-width="auto" style:text-underline-mode="continuous"/>
    </style:style>
    <style:style style:name="T19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28pt" style:font-size-asian="28pt" style:font-size-complex="28pt" style:text-underline-type="single" style:text-underline-style="solid" style:text-underline-width="auto" style:text-underline-mode="continuous" fo:language="en" fo:country="US"/>
    </style:style>
    <style:style style:name="T20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28pt" style:font-size-asian="28pt" style:font-size-complex="28pt" style:text-underline-type="single" style:text-underline-style="solid" style:text-underline-width="auto" style:text-underline-mode="continuous"/>
    </style:style>
    <style:style style:name="P21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22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23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24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25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26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27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28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29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30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31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32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33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34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35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36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37" style:parent-style-name="Βασικό" style:family="paragraph">
      <style:paragraph-properties fo:text-align="center"/>
    </style:style>
    <style:style style:name="T38" style:parent-style-name="Προεπιλεγμένηγραμματοσειρά" style:family="text">
      <style:text-properties style:font-name-complex="Calibri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/>
    </style:style>
    <style:style style:name="T39" style:parent-style-name="Προεπιλεγμένηγραμματοσειρά" style:family="text">
      <style:text-properties style:font-name-complex="Calibri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US"/>
    </style:style>
    <style:style style:name="T40" style:parent-style-name="Προεπιλεγμένηγραμματοσειρά" style:family="text">
      <style:text-properties style:font-name-complex="Calibri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/>
    </style:style>
    <style:style style:name="P41" style:parent-style-name="Βασικό" style:family="paragraph">
      <style:paragraph-properties fo:text-align="center"/>
      <style:text-properties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43" style:family="table-column">
      <style:table-column-properties style:column-width="2.1444in"/>
    </style:style>
    <style:style style:name="TableColumn44" style:family="table-column">
      <style:table-column-properties style:column-width="0.9847in"/>
    </style:style>
    <style:style style:name="TableColumn45" style:family="table-column">
      <style:table-column-properties style:column-width="0.5652in"/>
    </style:style>
    <style:style style:name="TableColumn46" style:family="table-column">
      <style:table-column-properties style:column-width="2.5465in"/>
    </style:style>
    <style:style style:name="TableColumn47" style:family="table-column">
      <style:table-column-properties style:column-width="0.9458in"/>
    </style:style>
    <style:style style:name="Table42" style:family="table">
      <style:table-properties style:width="7.1868in" fo:margin-left="-0.5944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background-color="#8EAADB" style:writing-mode="lr-tb" fo:padding-top="0in" fo:padding-left="0.075in" fo:padding-bottom="0in" fo:padding-right="0.075in">
        <style:background-fill draw:fill="solid" draw:fill-color="#8EAADB"/>
      </style:table-cell-properties>
    </style:style>
    <style:style style:name="P50" style:parent-style-name="Βασικό" style:family="paragraph">
      <style:paragraph-properties fo:margin-bottom="0in" fo:line-height="100%"/>
      <style:text-properties style:font-name-complex="Calibri" fo:font-weight="bold" style:font-weight-asian="bold" style:font-weight-complex="bold" fo:color="#000000" fo:font-size="16pt" style:font-size-asian="16pt" style:font-size-complex="16pt"/>
    </style:style>
    <style:style style:name="TableCell51" style:family="table-cell">
      <style:table-cell-properties fo:border="0.0069in solid #000000" fo:background-color="#8EAADB" style:writing-mode="lr-tb" fo:padding-top="0in" fo:padding-left="0.075in" fo:padding-bottom="0in" fo:padding-right="0.075in">
        <style:background-fill draw:fill="solid" draw:fill-color="#8EAADB"/>
      </style:table-cell-properties>
    </style:style>
    <style:style style:name="P52" style:parent-style-name="Βασικό" style:family="paragraph">
      <style:paragraph-properties fo:margin-bottom="0in" fo:line-height="100%"/>
      <style:text-properties style:font-name-complex="Calibri" fo:font-weight="bold" style:font-weight-asian="bold" style:font-weight-complex="bold" fo:color="#000000" fo:font-size="16pt" style:font-size-asian="16pt" style:font-size-complex="16pt"/>
    </style:style>
    <style:style style:name="TableCell53" style:family="table-cell">
      <style:table-cell-properties fo:border="0.0069in solid #000000" fo:background-color="#8EAADB" style:writing-mode="lr-tb" fo:padding-top="0in" fo:padding-left="0.075in" fo:padding-bottom="0in" fo:padding-right="0.075in">
        <style:background-fill draw:fill="solid" draw:fill-color="#8EAADB"/>
      </style:table-cell-properties>
    </style:style>
    <style:style style:name="P54" style:parent-style-name="Βασικό" style:family="paragraph">
      <style:paragraph-properties fo:margin-bottom="0in" fo:line-height="100%"/>
      <style:text-properties style:font-name-complex="Calibri" fo:font-weight="bold" style:font-weight-asian="bold" style:font-weight-complex="bold" fo:color="#000000" fo:font-size="16pt" style:font-size-asian="16pt" style:font-size-complex="16pt"/>
    </style:style>
    <style:style style:name="TableCell55" style:family="table-cell">
      <style:table-cell-properties fo:border="0.0069in solid #000000" fo:background-color="#8EAADB" style:writing-mode="lr-tb" fo:padding-top="0in" fo:padding-left="0.075in" fo:padding-bottom="0in" fo:padding-right="0.075in">
        <style:background-fill draw:fill="solid" draw:fill-color="#8EAADB"/>
      </style:table-cell-properties>
    </style:style>
    <style:style style:name="P56" style:parent-style-name="Βασικό" style:family="paragraph">
      <style:paragraph-properties fo:margin-bottom="0in" fo:line-height="100%"/>
      <style:text-properties style:font-name-complex="Calibri" fo:font-weight="bold" style:font-weight-asian="bold" style:font-weight-complex="bold" fo:color="#000000" fo:font-size="16pt" style:font-size-asian="16pt" style:font-size-complex="16pt" fo:language="en" fo:country="US"/>
    </style:style>
    <style:style style:name="TableCell57" style:family="table-cell">
      <style:table-cell-properties fo:border="0.0069in solid #000000" fo:background-color="#8EAADB" style:writing-mode="lr-tb" fo:padding-top="0in" fo:padding-left="0.075in" fo:padding-bottom="0in" fo:padding-right="0.075in">
        <style:background-fill draw:fill="solid" draw:fill-color="#8EAADB"/>
      </style:table-cell-properties>
    </style:style>
    <style:style style:name="P58" style:parent-style-name="Βασικό" style:family="paragraph">
      <style:paragraph-properties fo:margin-bottom="0in" fo:line-height="100%"/>
      <style:text-properties style:font-name-complex="Calibri" fo:font-weight="bold" style:font-weight-asian="bold" style:font-weight-complex="bold" fo:color="#000000" fo:font-size="16pt" style:font-size-asian="16pt" style:font-size-complex="16p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61" style:parent-style-name="Βασικό" style:family="paragraph">
      <style:paragraph-properties fo:margin-bottom="0in" fo:line-height="100%"/>
      <style:text-properties style:font-name-complex="Calibri" fo:font-size="16pt" style:font-size-asian="16pt" style:font-size-complex="16pt"/>
    </style:style>
    <style:style style:name="TableCell62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63" style:parent-style-name="Βασικό" style:family="paragraph">
      <style:paragraph-properties fo:margin-bottom="0in" fo:line-height="100%"/>
      <style:text-properties style:font-name-complex="Calibri" fo:font-size="16pt" style:font-size-asian="16pt" style:font-size-complex="16pt" fo:language="en" fo:country="US"/>
    </style:style>
    <style:style style:name="TableCell64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65" style:parent-style-name="Βασικό" style:family="paragraph">
      <style:paragraph-properties fo:margin-bottom="0in" fo:line-height="100%"/>
      <style:text-properties style:font-name-complex="Calibri" fo:font-size="16pt" style:font-size-asian="16pt" style:font-size-complex="16pt"/>
    </style:style>
    <style:style style:name="TableCell66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67" style:parent-style-name="Βασικό" style:family="paragraph">
      <style:paragraph-properties fo:margin-bottom="0in" fo:line-height="100%"/>
      <style:text-properties style:font-name-complex="Calibri" fo:font-size="16pt" style:font-size-asian="16pt" style:font-size-complex="16pt" fo:language="en" fo:country="US"/>
    </style:style>
    <style:style style:name="TableCell68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69" style:parent-style-name="Βασικό" style:family="paragraph">
      <style:paragraph-properties fo:margin-bottom="0in" fo:line-height="100%"/>
      <style:text-properties style:font-name-complex="Calibri" fo:font-size="16pt" style:font-size-asian="16pt" style:font-size-complex="16pt" fo:language="en" fo:country="US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72" style:parent-style-name="Βασικό" style:family="paragraph">
      <style:paragraph-properties fo:margin-bottom="0in" fo:line-height="100%"/>
      <style:text-properties style:font-name-complex="Calibri" fo:font-size="16pt" style:font-size-asian="16pt" style:font-size-complex="16pt"/>
    </style:style>
    <style:style style:name="TableCell73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74" style:parent-style-name="Βασικό" style:family="paragraph">
      <style:paragraph-properties fo:margin-bottom="0in" fo:line-height="100%"/>
      <style:text-properties style:font-name-complex="Calibri" fo:font-size="16pt" style:font-size-asian="16pt" style:font-size-complex="16pt" fo:language="en" fo:country="US"/>
    </style:style>
    <style:style style:name="TableCell75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76" style:parent-style-name="Βασικό" style:family="paragraph">
      <style:paragraph-properties fo:margin-bottom="0in" fo:line-height="100%"/>
      <style:text-properties style:font-name-complex="Calibri" fo:font-size="16pt" style:font-size-asian="16pt" style:font-size-complex="16pt"/>
    </style:style>
    <style:style style:name="TableCell77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78" style:parent-style-name="Βασικό" style:family="paragraph">
      <style:paragraph-properties fo:margin-bottom="0in" fo:line-height="100%"/>
      <style:text-properties style:font-name-complex="Calibri" fo:font-size="16pt" style:font-size-asian="16pt" style:font-size-complex="16pt" fo:language="en" fo:country="US"/>
    </style:style>
    <style:style style:name="TableCell79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80" style:parent-style-name="Βασικό" style:family="paragraph">
      <style:paragraph-properties fo:margin-bottom="0in" fo:line-height="100%"/>
      <style:text-properties style:font-name-complex="Calibri" fo:font-size="16pt" style:font-size-asian="16pt" style:font-size-complex="16pt" fo:language="en" fo:country="US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83" style:parent-style-name="Βασικό" style:family="paragraph">
      <style:paragraph-properties fo:margin-bottom="0in" fo:line-height="100%"/>
      <style:text-properties style:font-name-complex="Calibri" fo:font-size="16pt" style:font-size-asian="16pt" style:font-size-complex="16pt"/>
    </style:style>
    <style:style style:name="TableCell84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85" style:parent-style-name="Βασικό" style:family="paragraph">
      <style:paragraph-properties fo:margin-bottom="0in" fo:line-height="100%"/>
      <style:text-properties style:font-name-complex="Calibri" fo:font-size="16pt" style:font-size-asian="16pt" style:font-size-complex="16pt" fo:language="en" fo:country="US"/>
    </style:style>
    <style:style style:name="TableCell86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87" style:parent-style-name="Βασικό" style:family="paragraph">
      <style:paragraph-properties fo:margin-bottom="0in" fo:line-height="100%"/>
      <style:text-properties style:font-name-complex="Calibri" fo:font-size="16pt" style:font-size-asian="16pt" style:font-size-complex="16pt"/>
    </style:style>
    <style:style style:name="TableCell88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89" style:parent-style-name="Βασικό" style:family="paragraph">
      <style:paragraph-properties fo:margin-bottom="0in" fo:line-height="100%"/>
      <style:text-properties style:font-name-complex="Calibri" fo:font-size="16pt" style:font-size-asian="16pt" style:font-size-complex="16pt" fo:language="en" fo:country="US"/>
    </style:style>
    <style:style style:name="TableCell90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91" style:parent-style-name="Βασικό" style:family="paragraph">
      <style:paragraph-properties fo:margin-bottom="0in" fo:line-height="100%"/>
      <style:text-properties style:font-name-complex="Calibri" fo:font-size="16pt" style:font-size-asian="16pt" style:font-size-complex="16pt" fo:language="en" fo:country="US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94" style:parent-style-name="Βασικό" style:family="paragraph">
      <style:paragraph-properties fo:margin-bottom="0in" fo:line-height="100%"/>
      <style:text-properties style:font-name-complex="Calibri" fo:font-size="16pt" style:font-size-asian="16pt" style:font-size-complex="16pt"/>
    </style:style>
    <style:style style:name="TableCell95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96" style:parent-style-name="Βασικό" style:family="paragraph">
      <style:paragraph-properties fo:margin-bottom="0in" fo:line-height="100%"/>
    </style:style>
    <style:style style:name="T97" style:parent-style-name="Προεπιλεγμένηγραμματοσειρά" style:family="text">
      <style:text-properties style:font-name-complex="Calibri" fo:font-size="16pt" style:font-size-asian="16pt" style:font-size-complex="16pt"/>
    </style:style>
    <style:style style:name="TableCell98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99" style:parent-style-name="Βασικό" style:family="paragraph">
      <style:paragraph-properties fo:margin-bottom="0in" fo:line-height="100%"/>
      <style:text-properties style:font-name-complex="Calibri" fo:font-size="16pt" style:font-size-asian="16pt" style:font-size-complex="16pt"/>
    </style:style>
    <style:style style:name="TableCell100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101" style:parent-style-name="Βασικό" style:family="paragraph">
      <style:paragraph-properties fo:margin-bottom="0in" fo:line-height="100%"/>
      <style:text-properties style:font-name-complex="Calibri" fo:font-size="16pt" style:font-size-asian="16pt" style:font-size-complex="16pt" fo:language="en" fo:country="US"/>
    </style:style>
    <style:style style:name="TableCell102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103" style:parent-style-name="Βασικό" style:family="paragraph">
      <style:paragraph-properties fo:margin-bottom="0in" fo:line-height="100%"/>
      <style:text-properties style:font-name-complex="Calibri" fo:font-size="16pt" style:font-size-asian="16pt" style:font-size-complex="16pt" fo:language="en" fo:country="US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106" style:parent-style-name="Βασικό" style:family="paragraph">
      <style:paragraph-properties fo:margin-bottom="0in" fo:line-height="100%"/>
      <style:text-properties style:font-name-complex="Calibri" fo:font-size="16pt" style:font-size-asian="16pt" style:font-size-complex="16pt"/>
    </style:style>
    <style:style style:name="TableCell107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108" style:parent-style-name="Βασικό" style:family="paragraph">
      <style:paragraph-properties fo:margin-bottom="0in" fo:line-height="100%"/>
      <style:text-properties style:font-name-complex="Calibri" fo:font-size="16pt" style:font-size-asian="16pt" style:font-size-complex="16pt" fo:language="en" fo:country="US"/>
    </style:style>
    <style:style style:name="TableCell109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110" style:parent-style-name="Βασικό" style:family="paragraph">
      <style:paragraph-properties fo:margin-bottom="0in" fo:line-height="100%"/>
      <style:text-properties style:font-name-complex="Calibri" fo:font-size="16pt" style:font-size-asian="16pt" style:font-size-complex="16pt"/>
    </style:style>
    <style:style style:name="TableCell111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112" style:parent-style-name="Βασικό" style:family="paragraph">
      <style:paragraph-properties fo:margin-bottom="0in" fo:line-height="100%"/>
      <style:text-properties style:font-name-complex="Calibri" fo:font-size="16pt" style:font-size-asian="16pt" style:font-size-complex="16pt" fo:language="en" fo:country="US"/>
    </style:style>
    <style:style style:name="TableCell113" style:family="table-cell">
      <style:table-cell-properties fo:border="0.0069in solid #000000" fo:background-color="#F4B083" style:writing-mode="lr-tb" fo:padding-top="0in" fo:padding-left="0.075in" fo:padding-bottom="0in" fo:padding-right="0.075in">
        <style:background-fill draw:fill="solid" draw:fill-color="#F4B083"/>
      </style:table-cell-properties>
    </style:style>
    <style:style style:name="P114" style:parent-style-name="Βασικό" style:family="paragraph">
      <style:paragraph-properties fo:margin-bottom="0in" fo:line-height="100%"/>
      <style:text-properties style:font-name-complex="Calibri" fo:font-size="16pt" style:font-size-asian="16pt" style:font-size-complex="16pt" fo:language="en" fo:country="US"/>
    </style:style>
    <style:style style:name="P115" style:parent-style-name="Βασικό" style:family="paragraph">
      <style:text-properties style:font-name-complex="Calibri" fo:font-size="16pt" style:font-size-asian="16pt" style:font-size-complex="16pt" fo:language="en" fo:country="US"/>
    </style:style>
    <style:style style:name="P116" style:parent-style-name="Βασικό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17" style:parent-style-name="Βασικό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18" style:parent-style-name="Βασικό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19" style:parent-style-name="Βασικό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20" style:parent-style-name="Βασικό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21" style:parent-style-name="Βασικό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22" style:parent-style-name="Βασικό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23" style:parent-style-name="Βασικό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24" style:parent-style-name="Βασικό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25" style:parent-style-name="Βασικό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26" style:parent-style-name="Βασικό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27" style:parent-style-name="Βασικό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28" style:parent-style-name="Βασικό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29" style:parent-style-name="Βασικό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30" style:parent-style-name="Βασικό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31" style:parent-style-name="Βασικό" style:family="paragraph">
      <style:text-properties fo:font-size="14pt" style:font-size-asian="14pt" style:font-size-complex="14pt"/>
    </style:style>
    <style:style style:name="P132" style:parent-style-name="Βασικό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33" style:parent-style-name="Βασικό" style:family="paragraph">
      <style:paragraph-properties fo:text-align="center"/>
      <style:text-properties fo:language="en" fo:country="US"/>
    </style:style>
    <style:style style:name="P134" style:parent-style-name="Βασικό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35" style:parent-style-name="Βασικό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36" style:parent-style-name="Παράγραφοςλίστας" style:list-style-name="LFO1" style:family="paragraph"/>
    <style:style style:name="T137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138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139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140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141" style:parent-style-name="Παράγραφοςλίστας" style:list-style-name="LFO1" style:family="paragraph"/>
    <style:style style:name="T142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143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144" style:parent-style-name="Παράγραφοςλίστας" style:family="paragraph">
      <style:text-properties style:font-name="Arial" style:font-name-complex="Arial"/>
    </style:style>
    <style:style style:name="P145" style:parent-style-name="Παράγραφοςλίστας" style:family="paragraph">
      <style:text-properties style:font-name="Arial" style:font-name-complex="Arial"/>
    </style:style>
    <style:style style:name="P146" style:parent-style-name="Παράγραφοςλίστας" style:list-style-name="LFO1" style:family="paragraph"/>
    <style:style style:name="T147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148" style:parent-style-name="Παράγραφοςλίστας" style:family="paragraph">
      <style:text-properties style:font-name="Arial" style:font-name-complex="Arial" fo:font-size="14pt" style:font-size-asian="14pt" style:font-size-complex="14pt"/>
    </style:style>
    <style:style style:name="P149" style:parent-style-name="Παράγραφοςλίστας" style:list-style-name="LFO2" style:family="paragraph">
      <style:text-properties style:font-name-complex="Calibri" fo:font-size="14pt" style:font-size-asian="14pt" style:font-size-complex="14pt"/>
    </style:style>
    <style:style style:name="P150" style:parent-style-name="Παράγραφοςλίστας" style:list-style-name="LFO2" style:family="paragraph">
      <style:text-properties style:font-name-complex="Calibri" fo:font-size="14pt" style:font-size-asian="14pt" style:font-size-complex="14pt"/>
    </style:style>
    <style:style style:name="P151" style:parent-style-name="Παράγραφοςλίστας" style:list-style-name="LFO2" style:family="paragraph">
      <style:text-properties style:font-name-complex="Calibri" fo:font-size="14pt" style:font-size-asian="14pt" style:font-size-complex="14pt"/>
    </style:style>
    <style:style style:name="P152" style:parent-style-name="Παράγραφοςλίστας" style:list-style-name="LFO2" style:family="paragraph">
      <style:text-properties style:font-name-complex="Calibri" fo:font-size="14pt" style:font-size-asian="14pt" style:font-size-complex="14pt"/>
    </style:style>
    <style:style style:name="P153" style:parent-style-name="Παράγραφοςλίστας" style:list-style-name="LFO2" style:family="paragraph">
      <style:text-properties style:font-name-complex="Calibri" fo:font-size="14pt" style:font-size-asian="14pt" style:font-size-complex="14pt"/>
    </style:style>
    <style:style style:name="P154" style:parent-style-name="Παράγραφοςλίστας" style:list-style-name="LFO2" style:family="paragraph">
      <style:text-properties style:font-name-complex="Calibri" fo:font-size="14pt" style:font-size-asian="14pt" style:font-size-complex="14pt"/>
    </style:style>
    <style:style style:name="P155" style:parent-style-name="Παράγραφοςλίστας" style:family="paragraph">
      <style:paragraph-properties fo:margin-left="1.025in">
        <style:tab-stops/>
      </style:paragraph-properties>
      <style:text-properties style:font-name-complex="Calibri" fo:font-size="14pt" style:font-size-asian="14pt" style:font-size-complex="14pt"/>
    </style:style>
    <style:style style:name="P156" style:parent-style-name="Παράγραφοςλίστας" style:list-style-name="LFO3" style:family="paragraph"/>
    <style:style style:name="T157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158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159" style:parent-style-name="Παράγραφοςλίστας" style:family="paragraph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160" style:parent-style-name="Παράγραφοςλίστας" style:list-style-name="LFO4" style:family="paragraph">
      <style:text-properties style:font-name-complex="Calibri" fo:font-size="14pt" style:font-size-asian="14pt" style:font-size-complex="14pt"/>
    </style:style>
    <style:style style:name="P161" style:parent-style-name="Παράγραφοςλίστας" style:list-style-name="LFO4" style:family="paragraph">
      <style:text-properties style:font-name-complex="Calibri" fo:font-size="14pt" style:font-size-asian="14pt" style:font-size-complex="14pt"/>
    </style:style>
    <style:style style:name="P162" style:parent-style-name="Παράγραφοςλίστας" style:list-style-name="LFO4" style:family="paragraph">
      <style:text-properties style:font-name-complex="Calibri" fo:font-size="14pt" style:font-size-asian="14pt" style:font-size-complex="14pt"/>
    </style:style>
    <style:style style:name="P163" style:parent-style-name="Παράγραφοςλίστας" style:list-style-name="LFO4" style:family="paragraph">
      <style:text-properties style:font-name-complex="Calibri" fo:font-size="14pt" style:font-size-asian="14pt" style:font-size-complex="14pt"/>
    </style:style>
    <style:style style:name="P164" style:parent-style-name="Παράγραφοςλίστας" style:list-style-name="LFO4" style:family="paragraph">
      <style:text-properties style:font-name-complex="Calibri" fo:font-size="14pt" style:font-size-asian="14pt" style:font-size-complex="14pt"/>
    </style:style>
    <style:style style:name="P165" style:parent-style-name="Βασικό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66" style:parent-style-name="Βασικό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67" style:parent-style-name="Βασικό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68" style:parent-style-name="Παράγραφοςλίστας" style:list-style-name="LFO5" style:family="paragraph"/>
    <style:style style:name="T169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170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171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172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173" style:parent-style-name="Παράγραφοςλίστας" style:list-style-name="LFO5" style:family="paragraph"/>
    <style:style style:name="T174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175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176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177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178" style:parent-style-name="Παράγραφοςλίστας" style:list-style-name="LFO5" style:family="paragraph"/>
    <style:style style:name="T179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180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181" style:parent-style-name="Παράγραφοςλίστας" style:list-style-name="LFO6" style:family="paragraph">
      <style:text-properties style:font-name-complex="Calibri" fo:font-size="14pt" style:font-size-asian="14pt" style:font-size-complex="14pt"/>
    </style:style>
    <style:style style:name="P182" style:parent-style-name="Παράγραφοςλίστας" style:list-style-name="LFO7" style:family="paragraph">
      <style:text-properties style:font-name-complex="Calibri" fo:font-size="14pt" style:font-size-asian="14pt" style:font-size-complex="14pt"/>
    </style:style>
    <style:style style:name="P183" style:parent-style-name="Παράγραφοςλίστας" style:list-style-name="LFO7" style:family="paragraph">
      <style:text-properties style:font-name-complex="Calibri" fo:font-size="14pt" style:font-size-asian="14pt" style:font-size-complex="14pt"/>
    </style:style>
    <style:style style:name="P184" style:parent-style-name="Παράγραφοςλίστας" style:list-style-name="LFO7" style:family="paragraph">
      <style:text-properties style:font-name-complex="Calibri" fo:font-size="14pt" style:font-size-asian="14pt" style:font-size-complex="14pt"/>
    </style:style>
    <style:style style:name="P185" style:parent-style-name="Παράγραφοςλίστας" style:family="paragraph">
      <style:paragraph-properties fo:margin-left="1.0416in">
        <style:tab-stops/>
      </style:paragraph-properties>
      <style:text-properties style:font-name-complex="Calibri" fo:font-size="14pt" style:font-size-asian="14pt" style:font-size-complex="14pt"/>
    </style:style>
    <style:style style:name="P186" style:parent-style-name="Παράγραφοςλίστας" style:list-style-name="LFO8" style:family="paragraph"/>
    <style:style style:name="T187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188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T189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190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191" style:parent-style-name="Παράγραφοςλίστας" style:list-style-name="LFO9" style:family="paragraph">
      <style:text-properties style:font-name-complex="Calibri" fo:font-size="14pt" style:font-size-asian="14pt" style:font-size-complex="14pt"/>
    </style:style>
    <style:style style:name="P192" style:parent-style-name="Παράγραφοςλίστας" style:list-style-name="LFO9" style:family="paragraph">
      <style:text-properties style:font-name-complex="Calibri" fo:font-size="14pt" style:font-size-asian="14pt" style:font-size-complex="14pt"/>
    </style:style>
    <style:style style:name="P193" style:parent-style-name="Παράγραφοςλίστας" style:list-style-name="LFO9" style:family="paragraph">
      <style:text-properties style:font-name-complex="Calibri" fo:font-size="14pt" style:font-size-asian="14pt" style:font-size-complex="14pt"/>
    </style:style>
    <style:style style:name="P194" style:parent-style-name="Παράγραφοςλίστας" style:list-style-name="LFO9" style:family="paragraph"/>
    <style:style style:name="T195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196" style:parent-style-name="Βασικό" style:family="paragraph">
      <style:text-properties fo:font-size="12pt" style:font-size-asian="12pt" style:font-size-complex="12pt"/>
    </style:style>
    <style:style style:name="T197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98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99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00" style:parent-style-name="Βασικό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01" style:parent-style-name="Βασικό" style:list-style-name="LFO10" style:family="paragraph"/>
    <style:style style:name="T202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203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204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05" style:parent-style-name="Βασικό" style:list-style-name="LFO10" style:family="paragraph"/>
    <style:style style:name="T206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207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08" style:parent-style-name="Βασικό" style:list-style-name="LFO10" style:family="paragraph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209" style:parent-style-name="Βασικό" style:list-style-name="LFO10" style:family="paragraph"/>
    <style:style style:name="T210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11" style:parent-style-name="Βασικό" style:list-style-name="LFO10" style:family="paragraph"/>
    <style:style style:name="T212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13" style:parent-style-name="Βασικό" style:list-style-name="LFO10" style:family="paragraph"/>
    <style:style style:name="T214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15" style:parent-style-name="Βασικό" style:list-style-name="LFO10" style:family="paragraph"/>
    <style:style style:name="T216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17" style:parent-style-name="Βασικό" style:list-style-name="LFO10" style:family="paragraph"/>
    <style:style style:name="T218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19" style:parent-style-name="Βασικό" style:list-style-name="LFO10" style:family="paragraph"/>
    <style:style style:name="T220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21" style:parent-style-name="Βασικό" style:list-style-name="LFO10" style:family="paragraph"/>
    <style:style style:name="T222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23" style:parent-style-name="Βασικό" style:list-style-name="LFO10" style:family="paragraph"/>
    <style:style style:name="T224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225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26" style:parent-style-name="Βασικό" style:list-style-name="LFO10" style:family="paragraph">
      <style:text-properties style:font-name-complex="Calibri" fo:font-size="14pt" style:font-size-asian="14pt" style:font-size-complex="14pt"/>
    </style:style>
    <style:style style:name="P227" style:parent-style-name="Βασικό" style:list-style-name="LFO10" style:family="paragraph">
      <style:text-properties style:font-name-complex="Calibri" fo:font-size="14pt" style:font-size-asian="14pt" style:font-size-complex="14pt"/>
    </style:style>
    <style:style style:name="P228" style:parent-style-name="Βασικό" style:list-style-name="LFO10" style:family="paragraph"/>
    <style:style style:name="T229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230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31" style:parent-style-name="Βασικό" style:list-style-name="LFO10" style:family="paragraph">
      <style:text-properties style:font-name-complex="Calibri" fo:font-size="14pt" style:font-size-asian="14pt" style:font-size-complex="14pt"/>
    </style:style>
    <style:style style:name="P232" style:parent-style-name="Βασικό" style:list-style-name="LFO10" style:family="paragraph">
      <style:text-properties style:font-name-complex="Calibri" fo:font-size="14pt" style:font-size-asian="14pt" style:font-size-complex="14pt"/>
    </style:style>
    <style:style style:name="P233" style:parent-style-name="Βασικό" style:family="paragraph">
      <style:text-properties fo:font-size="12pt" style:font-size-asian="12pt" style:font-size-complex="12pt"/>
    </style:style>
    <style:style style:name="P234" style:parent-style-name="Βασικό" style:family="paragraph">
      <style:text-properties fo:font-weight="bold" style:font-weight-asian="bold" style:font-weight-complex="bold" fo:font-size="12pt" style:font-size-asian="12pt" style:font-size-complex="12pt"/>
    </style:style>
    <style:style style:name="P235" style:parent-style-name="Βασικό" style:family="paragraph">
      <style:text-properties fo:font-size="12pt" style:font-size-asian="12pt" style:font-size-complex="12pt"/>
    </style:style>
    <style:style style:name="P236" style:parent-style-name="Βασικό" style:family="paragraph">
      <style:text-properties fo:font-size="12pt" style:font-size-asian="12pt" style:font-size-complex="12pt"/>
    </style:style>
    <style:style style:name="P237" style:parent-style-name="Βασικό" style:family="paragraph">
      <style:text-properties fo:font-size="12pt" style:font-size-asian="12pt" style:font-size-complex="12pt"/>
    </style:style>
    <style:style style:name="P238" style:parent-style-name="Βασικό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39" style:parent-style-name="Βασικό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40" style:parent-style-name="Βασικό" style:list-style-name="LFO10" style:family="paragraph"/>
    <style:style style:name="T241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242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243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44" style:parent-style-name="Βασικό" style:list-style-name="LFO10" style:family="paragraph"/>
    <style:style style:name="T245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246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T247" style:parent-style-name="Προεπιλεγμένηγραμματοσειρά" style:family="text">
      <style:text-properties style:font-name-complex="Calibri" fo:font-size="14pt" style:font-size-asian="14pt" style:font-size-complex="14pt" fo:language="en" fo:country="US"/>
    </style:style>
    <style:style style:name="T248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49" style:parent-style-name="Βασικό" style:list-style-name="LFO10" style:family="paragraph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250" style:parent-style-name="Βασικό" style:list-style-name="LFO10" style:family="paragraph"/>
    <style:style style:name="T251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52" style:parent-style-name="Βασικό" style:list-style-name="LFO10" style:family="paragraph"/>
    <style:style style:name="T253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54" style:parent-style-name="Βασικό" style:list-style-name="LFO10" style:family="paragraph"/>
    <style:style style:name="T255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56" style:parent-style-name="Βασικό" style:list-style-name="LFO10" style:family="paragraph"/>
    <style:style style:name="T257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58" style:parent-style-name="Βασικό" style:list-style-name="LFO10" style:family="paragraph"/>
    <style:style style:name="T259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T260" style:parent-style-name="Προεπιλεγμένηγραμματοσειρά" style:family="text">
      <style:text-properties style:font-name-complex="Calibri" fo:font-size="14pt" style:font-size-asian="14pt" style:font-size-complex="14pt" fo:language="en" fo:country="US"/>
    </style:style>
    <style:style style:name="T261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62" style:parent-style-name="Βασικό" style:list-style-name="LFO10" style:family="paragraph"/>
    <style:style style:name="T263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264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65" style:parent-style-name="Βασικό" style:list-style-name="LFO10" style:family="paragraph">
      <style:text-properties style:font-name-complex="Calibri" fo:font-size="14pt" style:font-size-asian="14pt" style:font-size-complex="14pt"/>
    </style:style>
    <style:style style:name="P266" style:parent-style-name="Βασικό" style:list-style-name="LFO10" style:family="paragraph">
      <style:text-properties style:font-name-complex="Calibri" fo:font-size="14pt" style:font-size-asian="14pt" style:font-size-complex="14pt"/>
    </style:style>
    <style:style style:name="P267" style:parent-style-name="Βασικό" style:list-style-name="LFO10" style:family="paragraph"/>
    <style:style style:name="T268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269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70" style:parent-style-name="Βασικό" style:list-style-name="LFO10" style:family="paragraph">
      <style:text-properties style:font-name-complex="Calibri" fo:font-size="14pt" style:font-size-asian="14pt" style:font-size-complex="14pt"/>
    </style:style>
    <style:style style:name="P271" style:parent-style-name="Βασικό" style:list-style-name="LFO10" style:family="paragraph">
      <style:text-properties style:font-name-complex="Calibri" fo:font-size="14pt" style:font-size-asian="14pt" style:font-size-complex="14pt"/>
    </style:style>
    <style:style style:name="P272" style:parent-style-name="Βασικό" style:family="paragraph">
      <style:text-properties fo:font-size="12pt" style:font-size-asian="12pt" style:font-size-complex="12pt"/>
    </style:style>
    <style:style style:name="P273" style:parent-style-name="Βασικό" style:family="paragraph">
      <style:paragraph-properties fo:margin-top="0.0166in" fo:line-height="104%" fo:margin-left="0.0159in">
        <style:tab-stops/>
      </style:paragraph-properties>
    </style:style>
    <style:style style:name="T274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75" style:parent-style-name="Προεπιλεγμένηγραμματοσειρά" style:family="text">
      <style:text-properties style:font-name="Arial" style:font-name-complex="Arial" fo:font-weight="bold" style:font-weight-asian="bold" style:font-weight-complex="bold" fo:letter-spacing="-0.002in" fo:font-size="16pt" style:font-size-asian="16pt" style:font-size-complex="16pt" style:text-underline-type="single" style:text-underline-style="solid" style:text-underline-width="auto" style:text-underline-mode="continuous"/>
    </style:style>
    <style:style style:name="T276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77" style:parent-style-name="Προεπιλεγμένηγραμματοσειρά" style:family="text">
      <style:text-properties style:font-name="Arial" style:font-name-complex="Arial" fo:font-weight="bold" style:font-weight-asian="bold" style:font-weight-complex="bold" fo:letter-spacing="-0.0041in" fo:font-size="16pt" style:font-size-asian="16pt" style:font-size-complex="16pt" style:text-underline-type="single" style:text-underline-style="solid" style:text-underline-width="auto" style:text-underline-mode="continuous"/>
    </style:style>
    <style:style style:name="P278" style:parent-style-name="Βασικό" style:family="paragraph">
      <style:paragraph-properties fo:margin-top="0.0166in" fo:line-height="104%" fo:margin-left="0.0159in">
        <style:tab-stops/>
      </style:paragraph-properties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79" style:parent-style-name="Παράγραφοςλίστας" style:list-style-name="LFO11" style:family="paragraph">
      <style:paragraph-properties fo:widows="0" fo:orphans="0" style:text-autospace="none" fo:margin-top="0.1152in" fo:margin-bottom="0in" fo:line-height="100%">
        <style:tab-stops>
          <style:tab-stop style:type="left" style:position="-0.0319in"/>
        </style:tab-stops>
      </style:paragraph-properties>
    </style:style>
    <style:style style:name="T280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81" style:parent-style-name="Προεπιλεγμένηγραμματοσειρά" style:family="text">
      <style:text-properties fo:font-weight="bold" style:font-weight-asian="bold" style:font-weight-complex="bold" fo:letter-spacing="-0.0041in" fo:font-size="14pt" style:font-size-asian="14pt" style:font-size-complex="14pt"/>
    </style:style>
    <style:style style:name="T282" style:parent-style-name="Προεπιλεγμένηγραμματοσειρά" style:family="text">
      <style:text-properties fo:font-size="14pt" style:font-size-asian="14pt" style:font-size-complex="14pt"/>
    </style:style>
    <style:style style:name="T283" style:parent-style-name="Προεπιλεγμένηγραμματοσειρά" style:family="text">
      <style:text-properties fo:letter-spacing="-0.0027in" fo:font-size="14pt" style:font-size-asian="14pt" style:font-size-complex="14pt"/>
    </style:style>
    <style:style style:name="T284" style:parent-style-name="Προεπιλεγμένηγραμματοσειρά" style:family="text">
      <style:text-properties fo:font-size="14pt" style:font-size-asian="14pt" style:font-size-complex="14pt"/>
    </style:style>
    <style:style style:name="P285" style:parent-style-name="Παράγραφοςλίστας" style:list-style-name="LFO11" style:family="paragraph">
      <style:paragraph-properties fo:widows="0" fo:orphans="0" style:text-autospace="none" fo:margin-top="0.0187in" fo:margin-bottom="0in" fo:margin-right="0.2451in">
        <style:tab-stops>
          <style:tab-stop style:type="left" style:position="-0.0319in"/>
        </style:tab-stops>
      </style:paragraph-properties>
    </style:style>
    <style:style style:name="T286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87" style:parent-style-name="Προεπιλεγμένηγραμματοσειρά" style:family="text">
      <style:text-properties fo:font-size="14pt" style:font-size-asian="14pt" style:font-size-complex="14pt"/>
    </style:style>
    <style:style style:name="T288" style:parent-style-name="Προεπιλεγμένηγραμματοσειρά" style:family="text">
      <style:text-properties fo:font-size="14pt" style:font-size-asian="14pt" style:font-size-complex="14pt"/>
    </style:style>
    <style:style style:name="P289" style:parent-style-name="Επικεφαλίδα1" style:list-style-name="LFO11" style:family="paragraph">
      <style:paragraph-properties fo:margin-top="0.0187in">
        <style:tab-stops>
          <style:tab-stop style:type="left" style:position="-1.0319in"/>
        </style:tab-stops>
      </style:paragraph-properties>
    </style:style>
    <style:style style:name="T290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000000" fo:font-size="14pt" style:font-size-asian="14pt" style:font-size-complex="14pt"/>
    </style:style>
    <style:style style:name="T291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000000" fo:letter-spacing="-0.0034in" fo:font-size="14pt" style:font-size-asian="14pt" style:font-size-complex="14pt"/>
    </style:style>
    <style:style style:name="T292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000000" fo:letter-spacing="-0.0027in" fo:font-size="14pt" style:font-size-asian="14pt" style:font-size-complex="14pt"/>
    </style:style>
    <style:style style:name="T293" style:parent-style-name="Προεπιλεγμένηγραμματοσειρά" style:family="text">
      <style:text-properties fo:color="#000000" fo:letter-spacing="-0.0027in"/>
    </style:style>
    <style:style style:name="P294" style:parent-style-name="Παράγραφοςλίστας" style:list-style-name="LFO11" style:family="paragraph">
      <style:paragraph-properties fo:widows="0" fo:orphans="0" style:text-autospace="none" fo:margin-top="0.0194in" fo:margin-bottom="0in" fo:line-height="100%" fo:margin-left="1.0152in" fo:text-indent="-0.2493in">
        <style:tab-stops>
          <style:tab-stop style:type="left" style:position="0in"/>
        </style:tab-stops>
      </style:paragraph-properties>
    </style:style>
    <style:style style:name="T295" style:parent-style-name="Προεπιλεγμένηγραμματοσειρά" style:family="text">
      <style:text-properties fo:font-size="14pt" style:font-size-asian="14pt"/>
    </style:style>
    <style:style style:name="T296" style:parent-style-name="Προεπιλεγμένηγραμματοσειρά" style:family="text">
      <style:text-properties fo:letter-spacing="-0.0027in" fo:font-size="14pt" style:font-size-asian="14pt"/>
    </style:style>
    <style:style style:name="T297" style:parent-style-name="Προεπιλεγμένηγραμματοσειρά" style:family="text">
      <style:text-properties fo:font-size="14pt" style:font-size-asian="14pt"/>
    </style:style>
    <style:style style:name="T298" style:parent-style-name="Προεπιλεγμένηγραμματοσειρά" style:family="text">
      <style:text-properties fo:letter-spacing="-0.0034in" fo:font-size="14pt" style:font-size-asian="14pt"/>
    </style:style>
    <style:style style:name="T299" style:parent-style-name="Προεπιλεγμένηγραμματοσειρά" style:family="text">
      <style:text-properties fo:font-size="14pt" style:font-size-asian="14pt"/>
    </style:style>
    <style:style style:name="T300" style:parent-style-name="Προεπιλεγμένηγραμματοσειρά" style:family="text">
      <style:text-properties fo:letter-spacing="-0.0013in" fo:font-size="14pt" style:font-size-asian="14pt"/>
    </style:style>
    <style:style style:name="T301" style:parent-style-name="Προεπιλεγμένηγραμματοσειρά" style:family="text">
      <style:text-properties fo:font-size="14pt" style:font-size-asian="14pt"/>
    </style:style>
    <style:style style:name="T302" style:parent-style-name="Προεπιλεγμένηγραμματοσειρά" style:family="text">
      <style:text-properties fo:letter-spacing="-0.0041in" fo:font-size="14pt" style:font-size-asian="14pt"/>
    </style:style>
    <style:style style:name="T303" style:parent-style-name="Προεπιλεγμένηγραμματοσειρά" style:family="text">
      <style:text-properties fo:font-size="14pt" style:font-size-asian="14pt"/>
    </style:style>
    <style:style style:name="T304" style:parent-style-name="Προεπιλεγμένηγραμματοσειρά" style:family="text">
      <style:text-properties fo:letter-spacing="-0.0034in" fo:font-size="14pt" style:font-size-asian="14pt"/>
    </style:style>
    <style:style style:name="T305" style:parent-style-name="Προεπιλεγμένηγραμματοσειρά" style:family="text">
      <style:text-properties fo:font-size="14pt" style:font-size-asian="14pt"/>
    </style:style>
    <style:style style:name="T306" style:parent-style-name="Προεπιλεγμένηγραμματοσειρά" style:family="text">
      <style:text-properties fo:letter-spacing="-0.002in" fo:font-size="14pt" style:font-size-asian="14pt"/>
    </style:style>
    <style:style style:name="T307" style:parent-style-name="Προεπιλεγμένηγραμματοσειρά" style:family="text">
      <style:text-properties fo:letter-spacing="-0.0013in" fo:font-size="14pt" style:font-size-asian="14pt"/>
    </style:style>
    <style:style style:name="P308" style:parent-style-name="Παράγραφοςλίστας" style:list-style-name="LFO11" style:family="paragraph">
      <style:paragraph-properties fo:widows="0" fo:orphans="0" style:text-autospace="none" fo:margin-top="0.0131in" fo:margin-bottom="0in" fo:line-height="100%" fo:margin-left="1.0152in" fo:text-indent="-0.2493in">
        <style:tab-stops>
          <style:tab-stop style:type="left" style:position="0in"/>
        </style:tab-stops>
      </style:paragraph-properties>
    </style:style>
    <style:style style:name="T309" style:parent-style-name="Προεπιλεγμένηγραμματοσειρά" style:family="text">
      <style:text-properties fo:font-size="14pt" style:font-size-asian="14pt" style:font-size-complex="14pt"/>
    </style:style>
    <style:style style:name="T310" style:parent-style-name="Προεπιλεγμένηγραμματοσειρά" style:family="text">
      <style:text-properties fo:letter-spacing="-0.0027in" fo:font-size="14pt" style:font-size-asian="14pt" style:font-size-complex="14pt"/>
    </style:style>
    <style:style style:name="T311" style:parent-style-name="Προεπιλεγμένηγραμματοσειρά" style:family="text">
      <style:text-properties fo:font-size="14pt" style:font-size-asian="14pt" style:font-size-complex="14pt"/>
    </style:style>
    <style:style style:name="T312" style:parent-style-name="Προεπιλεγμένηγραμματοσειρά" style:family="text">
      <style:text-properties fo:letter-spacing="-0.0034in" fo:font-size="14pt" style:font-size-asian="14pt" style:font-size-complex="14pt"/>
    </style:style>
    <style:style style:name="T313" style:parent-style-name="Προεπιλεγμένηγραμματοσειρά" style:family="text">
      <style:text-properties fo:font-size="14pt" style:font-size-asian="14pt" style:font-size-complex="14pt"/>
    </style:style>
    <style:style style:name="T314" style:parent-style-name="Προεπιλεγμένηγραμματοσειρά" style:family="text">
      <style:text-properties fo:letter-spacing="-0.0027in" fo:font-size="14pt" style:font-size-asian="14pt" style:font-size-complex="14pt"/>
    </style:style>
    <style:style style:name="T315" style:parent-style-name="Προεπιλεγμένηγραμματοσειρά" style:family="text">
      <style:text-properties fo:font-size="14pt" style:font-size-asian="14pt" style:font-size-complex="14pt"/>
    </style:style>
    <style:style style:name="T316" style:parent-style-name="Προεπιλεγμένηγραμματοσειρά" style:family="text">
      <style:text-properties fo:letter-spacing="-0.0013in" fo:font-size="14pt" style:font-size-asian="14pt" style:font-size-complex="14pt"/>
    </style:style>
    <style:style style:name="T317" style:parent-style-name="Προεπιλεγμένηγραμματοσειρά" style:family="text">
      <style:text-properties fo:font-size="14pt" style:font-size-asian="14pt" style:font-size-complex="14pt"/>
    </style:style>
    <style:style style:name="T318" style:parent-style-name="Προεπιλεγμένηγραμματοσειρά" style:family="text">
      <style:text-properties fo:letter-spacing="-0.002in" fo:font-size="14pt" style:font-size-asian="14pt" style:font-size-complex="14pt"/>
    </style:style>
    <style:style style:name="T319" style:parent-style-name="Προεπιλεγμένηγραμματοσειρά" style:family="text">
      <style:text-properties fo:font-size="14pt" style:font-size-asian="14pt" style:font-size-complex="14pt"/>
    </style:style>
    <style:style style:name="T320" style:parent-style-name="Προεπιλεγμένηγραμματοσειρά" style:family="text">
      <style:text-properties fo:letter-spacing="-0.0013in" fo:font-size="14pt" style:font-size-asian="14pt" style:font-size-complex="14pt"/>
    </style:style>
    <style:style style:name="P321" style:parent-style-name="Παράγραφοςλίστας" style:list-style-name="LFO11" style:family="paragraph">
      <style:paragraph-properties fo:widows="0" fo:orphans="0" style:text-autospace="none" fo:margin-top="0.0118in" fo:margin-bottom="0in" fo:line-height="100%" fo:margin-left="1.0152in" fo:text-indent="-0.2493in">
        <style:tab-stops>
          <style:tab-stop style:type="left" style:position="0in"/>
        </style:tab-stops>
      </style:paragraph-properties>
    </style:style>
    <style:style style:name="T322" style:parent-style-name="Προεπιλεγμένηγραμματοσειρά" style:family="text">
      <style:text-properties fo:font-size="14pt" style:font-size-asian="14pt"/>
    </style:style>
    <style:style style:name="T323" style:parent-style-name="Προεπιλεγμένηγραμματοσειρά" style:family="text">
      <style:text-properties fo:letter-spacing="-0.0048in" fo:font-size="14pt" style:font-size-asian="14pt"/>
    </style:style>
    <style:style style:name="T324" style:parent-style-name="Προεπιλεγμένηγραμματοσειρά" style:family="text">
      <style:text-properties fo:font-size="14pt" style:font-size-asian="14pt"/>
    </style:style>
    <style:style style:name="T325" style:parent-style-name="Προεπιλεγμένηγραμματοσειρά" style:family="text">
      <style:text-properties fo:letter-spacing="-0.0048in" fo:font-size="14pt" style:font-size-asian="14pt"/>
    </style:style>
    <style:style style:name="T326" style:parent-style-name="Προεπιλεγμένηγραμματοσειρά" style:family="text">
      <style:text-properties fo:font-size="14pt" style:font-size-asian="14pt"/>
    </style:style>
    <style:style style:name="T327" style:parent-style-name="Προεπιλεγμένηγραμματοσειρά" style:family="text">
      <style:text-properties fo:letter-spacing="-0.0048in" fo:font-size="14pt" style:font-size-asian="14pt"/>
    </style:style>
    <style:style style:name="T328" style:parent-style-name="Προεπιλεγμένηγραμματοσειρά" style:family="text">
      <style:text-properties fo:font-size="14pt" style:font-size-asian="14pt"/>
    </style:style>
    <style:style style:name="T329" style:parent-style-name="Προεπιλεγμένηγραμματοσειρά" style:family="text">
      <style:text-properties fo:letter-spacing="-0.0048in" fo:font-size="14pt" style:font-size-asian="14pt"/>
    </style:style>
    <style:style style:name="T330" style:parent-style-name="Προεπιλεγμένηγραμματοσειρά" style:family="text">
      <style:text-properties fo:font-size="14pt" style:font-size-asian="14pt"/>
    </style:style>
    <style:style style:name="T331" style:parent-style-name="Προεπιλεγμένηγραμματοσειρά" style:family="text">
      <style:text-properties fo:letter-spacing="-0.0048in" fo:font-size="14pt" style:font-size-asian="14pt"/>
    </style:style>
    <style:style style:name="T332" style:parent-style-name="Προεπιλεγμένηγραμματοσειρά" style:family="text">
      <style:text-properties fo:font-size="14pt" style:font-size-asian="14pt"/>
    </style:style>
    <style:style style:name="T333" style:parent-style-name="Προεπιλεγμένηγραμματοσειρά" style:family="text">
      <style:text-properties fo:letter-spacing="-0.0034in" fo:font-size="14pt" style:font-size-asian="14pt"/>
    </style:style>
    <style:style style:name="T334" style:parent-style-name="Προεπιλεγμένηγραμματοσειρά" style:family="text">
      <style:text-properties fo:letter-spacing="-0.0013in" fo:font-size="14pt" style:font-size-asian="14pt"/>
    </style:style>
    <style:style style:name="P335" style:parent-style-name="Παράγραφοςλίστας" style:list-style-name="LFO11" style:family="paragraph">
      <style:paragraph-properties fo:widows="0" fo:orphans="0" style:text-autospace="none" fo:margin-top="0.0131in" fo:margin-bottom="0in" fo:line-height="100%" fo:margin-left="1.0152in" fo:text-indent="-0.2493in">
        <style:tab-stops>
          <style:tab-stop style:type="left" style:position="0in"/>
        </style:tab-stops>
      </style:paragraph-properties>
    </style:style>
    <style:style style:name="T336" style:parent-style-name="Προεπιλεγμένηγραμματοσειρά" style:family="text">
      <style:text-properties fo:font-size="14pt" style:font-size-asian="14pt"/>
    </style:style>
    <style:style style:name="T337" style:parent-style-name="Προεπιλεγμένηγραμματοσειρά" style:family="text">
      <style:text-properties fo:letter-spacing="-0.0027in" fo:font-size="14pt" style:font-size-asian="14pt"/>
    </style:style>
    <style:style style:name="T338" style:parent-style-name="Προεπιλεγμένηγραμματοσειρά" style:family="text">
      <style:text-properties fo:font-size="14pt" style:font-size-asian="14pt"/>
    </style:style>
    <style:style style:name="T339" style:parent-style-name="Προεπιλεγμένηγραμματοσειρά" style:family="text">
      <style:text-properties fo:letter-spacing="-0.0027in" fo:font-size="14pt" style:font-size-asian="14pt"/>
    </style:style>
    <style:style style:name="T340" style:parent-style-name="Προεπιλεγμένηγραμματοσειρά" style:family="text">
      <style:text-properties fo:font-size="14pt" style:font-size-asian="14pt"/>
    </style:style>
    <style:style style:name="T341" style:parent-style-name="Προεπιλεγμένηγραμματοσειρά" style:family="text">
      <style:text-properties fo:letter-spacing="-0.002in" fo:font-size="14pt" style:font-size-asian="14pt"/>
    </style:style>
    <style:style style:name="T342" style:parent-style-name="Προεπιλεγμένηγραμματοσειρά" style:family="text">
      <style:text-properties fo:font-size="14pt" style:font-size-asian="14pt"/>
    </style:style>
    <style:style style:name="T343" style:parent-style-name="Προεπιλεγμένηγραμματοσειρά" style:family="text">
      <style:text-properties fo:letter-spacing="-0.002in" fo:font-size="14pt" style:font-size-asian="14pt"/>
    </style:style>
    <style:style style:name="T344" style:parent-style-name="Προεπιλεγμένηγραμματοσειρά" style:family="text">
      <style:text-properties fo:letter-spacing="-0.0013in" fo:font-size="14pt" style:font-size-asian="14pt"/>
    </style:style>
    <style:style style:name="P345" style:parent-style-name="Παράγραφοςλίστας" style:list-style-name="LFO11" style:family="paragraph">
      <style:paragraph-properties fo:widows="0" fo:orphans="0" style:text-autospace="none" fo:margin-top="0.0131in" fo:margin-bottom="0in" fo:line-height="100%" fo:margin-left="1.0152in" fo:text-indent="-0.2493in">
        <style:tab-stops>
          <style:tab-stop style:type="left" style:position="0in"/>
        </style:tab-stops>
      </style:paragraph-properties>
    </style:style>
    <style:style style:name="T346" style:parent-style-name="Προεπιλεγμένηγραμματοσειρά" style:family="text">
      <style:text-properties fo:font-size="14pt" style:font-size-asian="14pt" style:font-size-complex="14pt"/>
    </style:style>
    <style:style style:name="T347" style:parent-style-name="Προεπιλεγμένηγραμματοσειρά" style:family="text">
      <style:text-properties fo:letter-spacing="-0.0034in" fo:font-size="14pt" style:font-size-asian="14pt" style:font-size-complex="14pt"/>
    </style:style>
    <style:style style:name="T348" style:parent-style-name="Προεπιλεγμένηγραμματοσειρά" style:family="text">
      <style:text-properties fo:letter-spacing="-0.0034in" fo:font-size="14pt" style:font-size-asian="14pt" style:font-size-complex="14pt"/>
    </style:style>
    <style:style style:name="T349" style:parent-style-name="Προεπιλεγμένηγραμματοσειρά" style:family="text">
      <style:text-properties fo:letter-spacing="-0.0013in" fo:font-size="14pt" style:font-size-asian="14pt" style:font-size-complex="14pt"/>
    </style:style>
    <style:style style:name="P350" style:parent-style-name="Παράγραφοςλίστας" style:list-style-name="LFO11" style:family="paragraph">
      <style:paragraph-properties fo:widows="0" fo:orphans="0" style:text-autospace="none" fo:margin-top="0.0111in" fo:margin-bottom="0in" fo:line-height="103%" fo:margin-right="0.3118in">
        <style:tab-stops>
          <style:tab-stop style:type="left" style:position="-1.0319in"/>
        </style:tab-stops>
      </style:paragraph-properties>
    </style:style>
    <style:style style:name="T351" style:parent-style-name="Προεπιλεγμένηγραμματοσειρά" style:family="text">
      <style:text-properties fo:font-size="14pt" style:font-size-asian="14pt" style:font-size-complex="14pt"/>
    </style:style>
    <style:style style:name="T352" style:parent-style-name="Προεπιλεγμένηγραμματοσειρά" style:family="text">
      <style:text-properties fo:letter-spacing="-0.0034in" fo:font-size="14pt" style:font-size-asian="14pt" style:font-size-complex="14pt"/>
    </style:style>
    <style:style style:name="P353" style:parent-style-name="Παράγραφοςλίστας" style:list-style-name="LFO11" style:family="paragraph">
      <style:paragraph-properties fo:widows="0" fo:orphans="0" style:text-autospace="none" fo:margin-top="0.009in" fo:margin-bottom="0in" fo:line-height="103%" fo:margin-right="0.6423in">
        <style:tab-stops>
          <style:tab-stop style:type="left" style:position="-1.0319in"/>
        </style:tab-stops>
      </style:paragraph-properties>
    </style:style>
    <style:style style:name="T354" style:parent-style-name="Προεπιλεγμένηγραμματοσειρά" style:family="text">
      <style:text-properties fo:font-size="14pt" style:font-size-asian="14pt" style:font-size-complex="14pt"/>
    </style:style>
    <style:style style:name="T355" style:parent-style-name="Προεπιλεγμένηγραμματοσειρά" style:family="text">
      <style:text-properties fo:letter-spacing="-0.0034in" fo:font-size="14pt" style:font-size-asian="14pt" style:font-size-complex="14pt"/>
    </style:style>
    <style:style style:name="P356" style:parent-style-name="Παράγραφοςλίστας" style:list-style-name="LFO11" style:family="paragraph">
      <style:paragraph-properties fo:widows="0" fo:orphans="0" style:text-autospace="none" fo:margin-top="0.009in" fo:margin-bottom="0in" fo:line-height="103%" fo:margin-right="0.6423in">
        <style:tab-stops>
          <style:tab-stop style:type="left" style:position="-1.0319in"/>
        </style:tab-stops>
      </style:paragraph-properties>
      <style:text-properties fo:font-size="14pt" style:font-size-asian="14pt" style:font-size-complex="14pt"/>
    </style:style>
    <style:style style:name="P357" style:parent-style-name="Παράγραφοςλίστας" style:family="paragraph">
      <style:paragraph-properties fo:margin-top="0.009in" fo:line-height="103%" fo:margin-left="1.0159in" fo:margin-right="0.6423in">
        <style:tab-stops>
          <style:tab-stop style:type="left" style:position="0in"/>
        </style:tab-stops>
      </style:paragraph-properties>
      <style:text-properties fo:font-size="14pt" style:font-size-asian="14pt" style:font-size-complex="14pt"/>
    </style:style>
    <style:style style:name="P358" style:parent-style-name="Παράγραφοςλίστας" style:list-style-name="LFO11" style:family="paragraph">
      <style:paragraph-properties fo:widows="0" fo:orphans="0" style:text-autospace="none" fo:margin-top="0.0069in" fo:margin-bottom="0in" fo:margin-right="0.2819in">
        <style:tab-stops>
          <style:tab-stop style:type="left" style:position="-0.0319in"/>
        </style:tab-stops>
      </style:paragraph-properties>
    </style:style>
    <style:style style:name="T359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360" style:parent-style-name="Προεπιλεγμένηγραμματοσειρά" style:family="text">
      <style:text-properties fo:font-weight="bold" style:font-weight-asian="bold" style:font-weight-complex="bold" fo:letter-spacing="-0.002in" fo:font-size="14pt" style:font-size-asian="14pt" style:font-size-complex="14pt"/>
    </style:style>
    <style:style style:name="T361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362" style:parent-style-name="Προεπιλεγμένηγραμματοσειρά" style:family="text">
      <style:text-properties fo:font-weight="bold" style:font-weight-asian="bold" style:font-weight-complex="bold" fo:letter-spacing="-0.0027in" fo:font-size="14pt" style:font-size-asian="14pt" style:font-size-complex="14pt"/>
    </style:style>
    <style:style style:name="T363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364" style:parent-style-name="Προεπιλεγμένηγραμματοσειρά" style:family="text">
      <style:text-properties fo:font-weight="bold" style:font-weight-asian="bold" style:font-weight-complex="bold" fo:letter-spacing="-0.0034in" fo:font-size="14pt" style:font-size-asian="14pt" style:font-size-complex="14pt"/>
    </style:style>
    <style:style style:name="T365" style:parent-style-name="Προεπιλεγμένηγραμματοσειρά" style:family="text">
      <style:text-properties fo:font-size="14pt" style:font-size-asian="14pt" style:font-size-complex="14pt"/>
    </style:style>
    <style:style style:name="T366" style:parent-style-name="Προεπιλεγμένηγραμματοσειρά" style:family="text">
      <style:text-properties fo:letter-spacing="-0.002in" fo:font-size="14pt" style:font-size-asian="14pt" style:font-size-complex="14pt"/>
    </style:style>
    <style:style style:name="P367" style:parent-style-name="Παράγραφοςλίστας" style:family="paragraph">
      <style:paragraph-properties fo:widows="0" fo:orphans="0" style:text-autospace="none" fo:margin-top="0.0069in" fo:margin-bottom="0in" fo:margin-left="0.5159in" fo:margin-right="0.2819in">
        <style:tab-stops>
          <style:tab-stop style:type="left" style:position="0in"/>
        </style:tab-stops>
      </style:paragraph-properties>
      <style:text-properties fo:font-size="14pt" style:font-size-asian="14pt" style:font-size-complex="14pt"/>
    </style:style>
    <style:style style:name="P368" style:parent-style-name="Παράγραφοςλίστας" style:list-style-name="LFO11" style:family="paragraph">
      <style:paragraph-properties fo:widows="0" fo:orphans="0" style:text-autospace="none" fo:margin-top="0.0006in" fo:margin-bottom="0in" fo:line-height="103%" fo:margin-right="0.8513in">
        <style:tab-stops>
          <style:tab-stop style:type="left" style:position="-1.0319in"/>
        </style:tab-stops>
      </style:paragraph-properties>
    </style:style>
    <style:style style:name="T369" style:parent-style-name="Προεπιλεγμένηγραμματοσειρά" style:family="text">
      <style:text-properties fo:font-size="14pt" style:font-size-asian="14pt" style:font-size-complex="14pt"/>
    </style:style>
    <style:style style:name="T370" style:parent-style-name="Προεπιλεγμένηγραμματοσειρά" style:family="text">
      <style:text-properties fo:letter-spacing="-0.0027in" fo:font-size="14pt" style:font-size-asian="14pt" style:font-size-complex="14pt"/>
    </style:style>
    <style:style style:name="P371" style:parent-style-name="Παράγραφοςλίστας" style:family="paragraph">
      <style:paragraph-properties fo:margin-top="0.0006in" fo:line-height="103%" fo:margin-left="1.0159in" fo:margin-right="0.8513in">
        <style:tab-stops>
          <style:tab-stop style:type="left" style:position="0in"/>
        </style:tab-stops>
      </style:paragraph-properties>
      <style:text-properties fo:font-size="14pt" style:font-size-asian="14pt" style:font-size-complex="14pt"/>
    </style:style>
    <style:style style:name="P372" style:parent-style-name="Παράγραφοςλίστας" style:list-style-name="LFO11" style:family="paragraph">
      <style:paragraph-properties fo:widows="0" fo:orphans="0" style:text-autospace="none" fo:margin-top="0.0187in" fo:margin-bottom="0in" fo:line-height="100%">
        <style:tab-stops>
          <style:tab-stop style:type="left" style:position="-0.0319in"/>
        </style:tab-stops>
      </style:paragraph-properties>
    </style:style>
    <style:style style:name="T373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374" style:parent-style-name="Προεπιλεγμένηγραμματοσειρά" style:family="text">
      <style:text-properties fo:font-weight="bold" style:font-weight-asian="bold" style:font-weight-complex="bold" fo:letter-spacing="-0.002in" fo:font-size="14pt" style:font-size-asian="14pt" style:font-size-complex="14pt"/>
    </style:style>
    <style:style style:name="T375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376" style:parent-style-name="Προεπιλεγμένηγραμματοσειρά" style:family="text">
      <style:text-properties fo:font-weight="bold" style:font-weight-asian="bold" style:font-weight-complex="bold" fo:letter-spacing="-0.0013in" fo:font-size="14pt" style:font-size-asian="14pt" style:font-size-complex="14pt"/>
    </style:style>
    <style:style style:name="T377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378" style:parent-style-name="Προεπιλεγμένηγραμματοσειρά" style:family="text">
      <style:text-properties fo:font-weight="bold" style:font-weight-asian="bold" style:font-weight-complex="bold" fo:letter-spacing="-0.0027in" fo:font-size="14pt" style:font-size-asian="14pt" style:font-size-complex="14pt"/>
    </style:style>
    <style:style style:name="T379" style:parent-style-name="Προεπιλεγμένηγραμματοσειρά" style:family="text">
      <style:text-properties fo:font-size="14pt" style:font-size-asian="14pt" style:font-size-complex="14pt"/>
    </style:style>
    <style:style style:name="T380" style:parent-style-name="Προεπιλεγμένηγραμματοσειρά" style:family="text">
      <style:text-properties fo:letter-spacing="-0.002in" fo:font-size="14pt" style:font-size-asian="14pt" style:font-size-complex="14pt"/>
    </style:style>
    <style:style style:name="T381" style:parent-style-name="Προεπιλεγμένηγραμματοσειρά" style:family="text">
      <style:text-properties fo:font-size="14pt" style:font-size-asian="14pt" style:font-size-complex="14pt"/>
    </style:style>
    <style:style style:name="T382" style:parent-style-name="Προεπιλεγμένηγραμματοσειρά" style:family="text">
      <style:text-properties fo:letter-spacing="-0.0013in" fo:font-size="14pt" style:font-size-asian="14pt" style:font-size-complex="14pt"/>
    </style:style>
    <style:style style:name="P383" style:parent-style-name="Βασικό" style:family="paragraph">
      <style:paragraph-properties fo:widows="0" fo:orphans="0" style:text-autospace="none" fo:margin-top="0.0187in" fo:margin-bottom="0in" fo:line-height="100%" fo:margin-left="0.2659in">
        <style:tab-stops>
          <style:tab-stop style:type="left" style:position="0.25in"/>
        </style:tab-stops>
      </style:paragraph-properties>
      <style:text-properties fo:font-size="14pt" style:font-size-asian="14pt" style:font-size-complex="14pt"/>
    </style:style>
    <style:style style:name="P384" style:parent-style-name="Παράγραφοςλίστας" style:list-style-name="LFO11" style:family="paragraph">
      <style:paragraph-properties fo:widows="0" fo:orphans="0" style:text-autospace="none" fo:margin-top="0.0194in" fo:margin-bottom="0in" fo:line-height="103%" fo:margin-right="0.0638in">
        <style:tab-stops>
          <style:tab-stop style:type="left" style:position="-1.0319in"/>
        </style:tab-stops>
      </style:paragraph-properties>
    </style:style>
    <style:style style:name="T385" style:parent-style-name="Προεπιλεγμένηγραμματοσειρά" style:family="text">
      <style:text-properties fo:font-size="14pt" style:font-size-asian="14pt" style:font-size-complex="14pt"/>
    </style:style>
    <style:style style:name="T386" style:parent-style-name="Προεπιλεγμένηγραμματοσειρά" style:family="text">
      <style:text-properties fo:letter-spacing="-0.002in" fo:font-size="14pt" style:font-size-asian="14pt" style:font-size-complex="14pt"/>
    </style:style>
    <style:style style:name="T387" style:parent-style-name="Προεπιλεγμένηγραμματοσειρά" style:family="text">
      <style:text-properties fo:font-size="14pt" style:font-size-asian="14pt" style:font-size-complex="14pt"/>
    </style:style>
    <style:style style:name="T388" style:parent-style-name="Προεπιλεγμένηγραμματοσειρά" style:family="text">
      <style:text-properties fo:letter-spacing="-0.0034in" fo:font-size="14pt" style:font-size-asian="14pt" style:font-size-complex="14pt"/>
    </style:style>
    <style:style style:name="T389" style:parent-style-name="Προεπιλεγμένηγραμματοσειρά" style:family="text">
      <style:text-properties fo:font-size="14pt" style:font-size-asian="14pt" style:font-size-complex="14pt"/>
    </style:style>
    <style:style style:name="T390" style:parent-style-name="Προεπιλεγμένηγραμματοσειρά" style:family="text">
      <style:text-properties fo:letter-spacing="-0.002in" fo:font-size="14pt" style:font-size-asian="14pt" style:font-size-complex="14pt"/>
    </style:style>
    <style:style style:name="T391" style:parent-style-name="Προεπιλεγμένηγραμματοσειρά" style:family="text">
      <style:text-properties fo:font-size="14pt" style:font-size-asian="14pt" style:font-size-complex="14pt"/>
    </style:style>
    <style:style style:name="T392" style:parent-style-name="Προεπιλεγμένηγραμματοσειρά" style:family="text">
      <style:text-properties fo:letter-spacing="-0.0041in" fo:font-size="14pt" style:font-size-asian="14pt" style:font-size-complex="14pt"/>
    </style:style>
    <style:style style:name="P393" style:parent-style-name="Βασικό" style:master-page-name="MP1" style:family="paragraph">
      <style:paragraph-properties fo:break-before="page" fo:margin-top="0.0166in" fo:line-height="104%"/>
    </style:style>
    <style:style style:name="T394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95" style:parent-style-name="Προεπιλεγμένηγραμματοσειρά" style:family="text">
      <style:text-properties style:font-name="Arial" style:font-name-complex="Arial" fo:font-weight="bold" style:font-weight-asian="bold" style:font-weight-complex="bold" fo:letter-spacing="-0.0006in" fo:font-size="16pt" style:font-size-asian="16pt" style:font-size-complex="16pt" style:text-underline-type="single" style:text-underline-style="solid" style:text-underline-width="auto" style:text-underline-mode="continuous"/>
    </style:style>
    <style:style style:name="T396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97" style:parent-style-name="Προεπιλεγμένηγραμματοσειρά" style:family="text">
      <style:text-properties style:font-name="Arial" style:font-name-complex="Arial" fo:font-weight="bold" style:font-weight-asian="bold" style:font-weight-complex="bold" fo:letter-spacing="-0.0034in" fo:font-size="16pt" style:font-size-asian="16pt" style:font-size-complex="16pt" style:text-underline-type="single" style:text-underline-style="solid" style:text-underline-width="auto" style:text-underline-mode="continuous"/>
    </style:style>
    <style:style style:name="T398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99" style:parent-style-name="Βασικό" style:family="paragraph">
      <style:paragraph-properties fo:margin-top="0.0166in" fo:line-height="104%" fo:margin-left="0.0159in">
        <style:tab-stops/>
      </style:paragraph-properties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00" style:parent-style-name="Παράγραφοςλίστας" style:list-style-name="LFO11" style:family="paragraph">
      <style:paragraph-properties fo:widows="0" fo:orphans="0" style:text-autospace="none" fo:margin-top="0.1152in" fo:margin-bottom="0in" fo:margin-right="0.3152in">
        <style:tab-stops>
          <style:tab-stop style:type="left" style:position="-0.0319in"/>
        </style:tab-stops>
      </style:paragraph-properties>
    </style:style>
    <style:style style:name="T401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402" style:parent-style-name="Προεπιλεγμένηγραμματοσειρά" style:family="text">
      <style:text-properties fo:font-weight="bold" style:font-weight-asian="bold" style:font-weight-complex="bold" fo:letter-spacing="-0.0034in" fo:font-size="14pt" style:font-size-asian="14pt" style:font-size-complex="14pt"/>
    </style:style>
    <style:style style:name="T403" style:parent-style-name="Προεπιλεγμένηγραμματοσειρά" style:family="text">
      <style:text-properties fo:letter-spacing="-0.0034in" fo:font-size="14pt" style:font-size-asian="14pt" style:font-size-complex="14pt"/>
    </style:style>
    <style:style style:name="P404" style:parent-style-name="Παράγραφοςλίστας" style:list-style-name="LFO11" style:family="paragraph">
      <style:paragraph-properties fo:widows="0" fo:orphans="0" style:text-autospace="none" fo:margin-bottom="0in" fo:line-height="100%">
        <style:tab-stops>
          <style:tab-stop style:type="left" style:position="-0.0319in"/>
        </style:tab-stops>
      </style:paragraph-properties>
    </style:style>
    <style:style style:name="T405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406" style:parent-style-name="Προεπιλεγμένηγραμματοσειρά" style:family="text">
      <style:text-properties fo:font-weight="bold" style:font-weight-asian="bold" style:font-weight-complex="bold" fo:letter-spacing="-0.0062in" fo:font-size="14pt" style:font-size-asian="14pt" style:font-size-complex="14pt"/>
    </style:style>
    <style:style style:name="T407" style:parent-style-name="Προεπιλεγμένηγραμματοσειρά" style:family="text">
      <style:text-properties fo:font-size="14pt" style:font-size-asian="14pt" style:font-size-complex="14pt"/>
    </style:style>
    <style:style style:name="P408" style:parent-style-name="Επικεφαλίδα1" style:list-style-name="LFO11" style:family="paragraph">
      <style:paragraph-properties fo:line-height="0.2458in">
        <style:tab-stops>
          <style:tab-stop style:type="left" style:position="-1.0319in"/>
        </style:tab-stops>
      </style:paragraph-properties>
    </style:style>
    <style:style style:name="T409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000000" fo:font-size="14pt" style:font-size-asian="14pt" style:font-size-complex="14pt"/>
    </style:style>
    <style:style style:name="T410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000000" fo:letter-spacing="-0.0034in" fo:font-size="14pt" style:font-size-asian="14pt" style:font-size-complex="14pt"/>
    </style:style>
    <style:style style:name="T411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000000" fo:letter-spacing="-0.0027in" fo:font-size="14pt" style:font-size-asian="14pt" style:font-size-complex="14pt"/>
    </style:style>
    <style:style style:name="P412" style:parent-style-name="Παράγραφοςλίστας" style:list-style-name="LFO11" style:family="paragraph">
      <style:paragraph-properties fo:widows="0" fo:orphans="0" style:text-autospace="none" fo:margin-top="0.0187in" fo:margin-bottom="0in" fo:line-height="100%" fo:margin-left="1.0152in" fo:text-indent="-0.2493in">
        <style:tab-stops>
          <style:tab-stop style:type="left" style:position="0in"/>
        </style:tab-stops>
      </style:paragraph-properties>
    </style:style>
    <style:style style:name="T413" style:parent-style-name="Προεπιλεγμένηγραμματοσειρά" style:family="text">
      <style:text-properties fo:font-size="14pt" style:font-size-asian="14pt"/>
    </style:style>
    <style:style style:name="T414" style:parent-style-name="Προεπιλεγμένηγραμματοσειρά" style:family="text">
      <style:text-properties fo:letter-spacing="-0.0027in" fo:font-size="14pt" style:font-size-asian="14pt"/>
    </style:style>
    <style:style style:name="T415" style:parent-style-name="Προεπιλεγμένηγραμματοσειρά" style:family="text">
      <style:text-properties fo:font-size="14pt" style:font-size-asian="14pt"/>
    </style:style>
    <style:style style:name="T416" style:parent-style-name="Προεπιλεγμένηγραμματοσειρά" style:family="text">
      <style:text-properties fo:letter-spacing="-0.0034in" fo:font-size="14pt" style:font-size-asian="14pt"/>
    </style:style>
    <style:style style:name="T417" style:parent-style-name="Προεπιλεγμένηγραμματοσειρά" style:family="text">
      <style:text-properties fo:font-size="14pt" style:font-size-asian="14pt"/>
    </style:style>
    <style:style style:name="T418" style:parent-style-name="Προεπιλεγμένηγραμματοσειρά" style:family="text">
      <style:text-properties fo:letter-spacing="-0.002in" fo:font-size="14pt" style:font-size-asian="14pt"/>
    </style:style>
    <style:style style:name="T419" style:parent-style-name="Προεπιλεγμένηγραμματοσειρά" style:family="text">
      <style:text-properties fo:font-size="14pt" style:font-size-asian="14pt"/>
    </style:style>
    <style:style style:name="T420" style:parent-style-name="Προεπιλεγμένηγραμματοσειρά" style:family="text">
      <style:text-properties fo:letter-spacing="-0.0048in" fo:font-size="14pt" style:font-size-asian="14pt"/>
    </style:style>
    <style:style style:name="T421" style:parent-style-name="Προεπιλεγμένηγραμματοσειρά" style:family="text">
      <style:text-properties fo:font-size="14pt" style:font-size-asian="14pt"/>
    </style:style>
    <style:style style:name="T422" style:parent-style-name="Προεπιλεγμένηγραμματοσειρά" style:family="text">
      <style:text-properties fo:letter-spacing="-0.0034in" fo:font-size="14pt" style:font-size-asian="14pt"/>
    </style:style>
    <style:style style:name="T423" style:parent-style-name="Προεπιλεγμένηγραμματοσειρά" style:family="text">
      <style:text-properties fo:font-size="14pt" style:font-size-asian="14pt"/>
    </style:style>
    <style:style style:name="T424" style:parent-style-name="Προεπιλεγμένηγραμματοσειρά" style:family="text">
      <style:text-properties fo:letter-spacing="-0.002in" fo:font-size="14pt" style:font-size-asian="14pt"/>
    </style:style>
    <style:style style:name="T425" style:parent-style-name="Προεπιλεγμένηγραμματοσειρά" style:family="text">
      <style:text-properties fo:letter-spacing="-0.0013in" fo:font-size="14pt" style:font-size-asian="14pt"/>
    </style:style>
    <style:style style:name="P426" style:parent-style-name="Παράγραφοςλίστας" style:list-style-name="LFO11" style:family="paragraph">
      <style:paragraph-properties fo:widows="0" fo:orphans="0" style:text-autospace="none" fo:margin-top="0.0131in" fo:margin-bottom="0in" fo:line-height="103%" fo:margin-right="0.7548in">
        <style:tab-stops>
          <style:tab-stop style:type="left" style:position="-1.0319in"/>
        </style:tab-stops>
      </style:paragraph-properties>
    </style:style>
    <style:style style:name="T427" style:parent-style-name="Προεπιλεγμένηγραμματοσειρά" style:family="text">
      <style:text-properties fo:font-size="14pt" style:font-size-asian="14pt" style:font-size-complex="14pt"/>
    </style:style>
    <style:style style:name="T428" style:parent-style-name="Προεπιλεγμένηγραμματοσειρά" style:family="text">
      <style:text-properties fo:letter-spacing="-0.0027in" fo:font-size="14pt" style:font-size-asian="14pt" style:font-size-complex="14pt"/>
    </style:style>
    <style:style style:name="P429" style:parent-style-name="Παράγραφοςλίστας" style:list-style-name="LFO11" style:family="paragraph">
      <style:paragraph-properties fo:widows="0" fo:orphans="0" style:text-autospace="none" fo:margin-top="0.0076in" fo:margin-bottom="0in" fo:line-height="103%" fo:margin-right="0.3708in">
        <style:tab-stops>
          <style:tab-stop style:type="left" style:position="-1.0319in"/>
        </style:tab-stops>
      </style:paragraph-properties>
    </style:style>
    <style:style style:name="T430" style:parent-style-name="Προεπιλεγμένηγραμματοσειρά" style:family="text">
      <style:text-properties fo:font-size="14pt" style:font-size-asian="14pt" style:font-size-complex="14pt"/>
    </style:style>
    <style:style style:name="T431" style:parent-style-name="Προεπιλεγμένηγραμματοσειρά" style:family="text">
      <style:text-properties fo:letter-spacing="-0.0027in" fo:font-size="14pt" style:font-size-asian="14pt" style:font-size-complex="14pt"/>
    </style:style>
    <style:style style:name="P432" style:parent-style-name="Παράγραφοςλίστας" style:list-style-name="LFO11" style:family="paragraph">
      <style:paragraph-properties fo:widows="0" fo:orphans="0" style:text-autospace="none" fo:margin-top="0.0069in" fo:margin-bottom="0in" fo:line-height="100%" fo:margin-left="1.0152in" fo:text-indent="-0.2493in">
        <style:tab-stops>
          <style:tab-stop style:type="left" style:position="0in"/>
        </style:tab-stops>
      </style:paragraph-properties>
    </style:style>
    <style:style style:name="T433" style:parent-style-name="Προεπιλεγμένηγραμματοσειρά" style:family="text">
      <style:text-properties fo:font-size="14pt" style:font-size-asian="14pt" style:font-size-complex="14pt"/>
    </style:style>
    <style:style style:name="T434" style:parent-style-name="Προεπιλεγμένηγραμματοσειρά" style:family="text">
      <style:text-properties fo:letter-spacing="-0.0027in" fo:font-size="14pt" style:font-size-asian="14pt" style:font-size-complex="14pt"/>
    </style:style>
    <style:style style:name="P435" style:parent-style-name="Παράγραφοςλίστας" style:list-style-name="LFO11" style:family="paragraph">
      <style:paragraph-properties fo:widows="0" fo:orphans="0" style:text-autospace="none" fo:margin-top="0.0131in" fo:margin-bottom="0in" fo:line-height="100%" fo:margin-left="1.0152in" fo:text-indent="-0.2493in">
        <style:tab-stops>
          <style:tab-stop style:type="left" style:position="0in"/>
        </style:tab-stops>
      </style:paragraph-properties>
    </style:style>
    <style:style style:name="T436" style:parent-style-name="Προεπιλεγμένηγραμματοσειρά" style:family="text">
      <style:text-properties fo:font-size="14pt" style:font-size-asian="14pt" style:font-size-complex="14pt"/>
    </style:style>
    <style:style style:name="T437" style:parent-style-name="Προεπιλεγμένηγραμματοσειρά" style:family="text">
      <style:text-properties fo:letter-spacing="-0.0041in" fo:font-size="14pt" style:font-size-asian="14pt" style:font-size-complex="14pt"/>
    </style:style>
    <style:style style:name="T438" style:parent-style-name="Προεπιλεγμένηγραμματοσειρά" style:family="text">
      <style:text-properties fo:letter-spacing="-0.0041in" fo:font-size="14pt" style:font-size-asian="14pt" style:font-size-complex="14pt"/>
    </style:style>
    <style:style style:name="P439" style:parent-style-name="Παράγραφοςλίστας" style:list-style-name="LFO11" style:family="paragraph">
      <style:paragraph-properties fo:widows="0" fo:orphans="0" style:text-autospace="none" fo:margin-top="0.0131in" fo:margin-bottom="0in" fo:line-height="100%" fo:margin-left="1.0152in" fo:text-indent="-0.2493in">
        <style:tab-stops>
          <style:tab-stop style:type="left" style:position="0in"/>
        </style:tab-stops>
      </style:paragraph-properties>
      <style:text-properties fo:font-size="14pt" style:font-size-asian="14pt" style:font-size-complex="14pt"/>
    </style:style>
    <style:style style:name="P440" style:parent-style-name="Παράγραφοςλίστας" style:family="paragraph">
      <style:paragraph-properties fo:margin-top="0.0131in" fo:margin-left="1.0152in">
        <style:tab-stops>
          <style:tab-stop style:type="left" style:position="0in"/>
        </style:tab-stops>
      </style:paragraph-properties>
      <style:text-properties fo:font-size="14pt" style:font-size-asian="14pt" style:font-size-complex="14pt"/>
    </style:style>
    <style:style style:name="P441" style:parent-style-name="Παράγραφοςλίστας" style:list-style-name="LFO11" style:family="paragraph">
      <style:paragraph-properties fo:widows="0" fo:orphans="0" style:text-autospace="none" fo:margin-top="0.0125in" fo:margin-bottom="0in" fo:margin-right="0.4909in">
        <style:tab-stops>
          <style:tab-stop style:type="left" style:position="-0.0319in"/>
        </style:tab-stops>
      </style:paragraph-properties>
    </style:style>
    <style:style style:name="T442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443" style:parent-style-name="Προεπιλεγμένηγραμματοσειρά" style:family="text">
      <style:text-properties fo:font-weight="bold" style:font-weight-asian="bold" style:font-weight-complex="bold" fo:letter-spacing="-0.0027in" fo:font-size="14pt" style:font-size-asian="14pt" style:font-size-complex="14pt"/>
    </style:style>
    <style:style style:name="T444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445" style:parent-style-name="Προεπιλεγμένηγραμματοσειρά" style:family="text">
      <style:text-properties fo:font-weight="bold" style:font-weight-asian="bold" style:font-weight-complex="bold" fo:letter-spacing="-0.0027in" fo:font-size="14pt" style:font-size-asian="14pt" style:font-size-complex="14pt"/>
    </style:style>
    <style:style style:name="T446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447" style:parent-style-name="Προεπιλεγμένηγραμματοσειρά" style:family="text">
      <style:text-properties fo:font-weight="bold" style:font-weight-asian="bold" style:font-weight-complex="bold" fo:letter-spacing="-0.0034in" fo:font-size="14pt" style:font-size-asian="14pt" style:font-size-complex="14pt"/>
    </style:style>
    <style:style style:name="T448" style:parent-style-name="Προεπιλεγμένηγραμματοσειρά" style:family="text">
      <style:text-properties fo:letter-spacing="-0.0034in" fo:font-size="14pt" style:font-size-asian="14pt" style:font-size-complex="14pt"/>
    </style:style>
    <style:style style:name="P449" style:parent-style-name="Παράγραφοςλίστας" style:list-style-name="LFO11" style:family="paragraph">
      <style:paragraph-properties fo:widows="0" fo:orphans="0" style:text-autospace="none" fo:margin-bottom="0in" fo:line-height="103%" fo:margin-right="0.8513in">
        <style:tab-stops>
          <style:tab-stop style:type="left" style:position="-1.0319in"/>
        </style:tab-stops>
      </style:paragraph-properties>
    </style:style>
    <style:style style:name="T450" style:parent-style-name="Προεπιλεγμένηγραμματοσειρά" style:family="text">
      <style:text-properties fo:font-size="14pt" style:font-size-asian="14pt" style:font-size-complex="14pt"/>
    </style:style>
    <style:style style:name="T451" style:parent-style-name="Προεπιλεγμένηγραμματοσειρά" style:family="text">
      <style:text-properties fo:letter-spacing="-0.0027in" fo:font-size="14pt" style:font-size-asian="14pt" style:font-size-complex="14pt"/>
    </style:style>
    <style:style style:name="T452" style:parent-style-name="Προεπιλεγμένηγραμματοσειρά" style:family="text">
      <style:text-properties fo:font-size="14pt" style:font-size-asian="14pt" style:font-size-complex="14pt"/>
    </style:style>
    <style:style style:name="T453" style:parent-style-name="Προεπιλεγμένηγραμματοσειρά" style:family="text">
      <style:text-properties fo:letter-spacing="-0.0041in" fo:font-size="14pt" style:font-size-asian="14pt" style:font-size-complex="14pt"/>
    </style:style>
    <style:style style:name="T454" style:parent-style-name="Προεπιλεγμένηγραμματοσειρά" style:family="text">
      <style:text-properties fo:font-size="14pt" style:font-size-asian="14pt" style:font-size-complex="14pt"/>
    </style:style>
    <style:style style:name="T455" style:parent-style-name="Προεπιλεγμένηγραμματοσειρά" style:family="text">
      <style:text-properties fo:letter-spacing="-0.0027in" fo:font-size="14pt" style:font-size-asian="14pt" style:font-size-complex="14pt"/>
    </style:style>
    <style:style style:name="T456" style:parent-style-name="Προεπιλεγμένηγραμματοσειρά" style:family="text">
      <style:text-properties fo:font-size="14pt" style:font-size-asian="14pt" style:font-size-complex="14pt"/>
    </style:style>
    <style:style style:name="T457" style:parent-style-name="Προεπιλεγμένηγραμματοσειρά" style:family="text">
      <style:text-properties fo:letter-spacing="-0.0048in" fo:font-size="14pt" style:font-size-asian="14pt" style:font-size-complex="14pt"/>
    </style:style>
    <style:style style:name="T458" style:parent-style-name="Προεπιλεγμένηγραμματοσειρά" style:family="text">
      <style:text-properties fo:font-size="14pt" style:font-size-asian="14pt" style:font-size-complex="14pt"/>
    </style:style>
    <style:style style:name="T459" style:parent-style-name="Προεπιλεγμένηγραμματοσειρά" style:family="text">
      <style:text-properties fo:letter-spacing="-0.0041in" fo:font-size="14pt" style:font-size-asian="14pt" style:font-size-complex="14pt"/>
    </style:style>
    <style:style style:name="T460" style:parent-style-name="Προεπιλεγμένηγραμματοσειρά" style:family="text">
      <style:text-properties fo:font-size="14pt" style:font-size-asian="14pt" style:font-size-complex="14pt"/>
    </style:style>
    <style:style style:name="T461" style:parent-style-name="Προεπιλεγμένηγραμματοσειρά" style:family="text">
      <style:text-properties fo:letter-spacing="-0.0041in" fo:font-size="14pt" style:font-size-asian="14pt" style:font-size-complex="14pt"/>
    </style:style>
    <style:style style:name="T462" style:parent-style-name="Προεπιλεγμένηγραμματοσειρά" style:family="text">
      <style:text-properties fo:font-size="14pt" style:font-size-asian="14pt" style:font-size-complex="14pt"/>
    </style:style>
    <style:style style:name="P463" style:parent-style-name="Βασικό" style:family="paragraph">
      <style:text-properties fo:font-size="12pt" style:font-size-asian="12pt" style:font-size-complex="12pt"/>
    </style:style>
    <style:style style:name="P464" style:parent-style-name="Επικεφαλίδα1" style:family="paragraph">
      <style:text-properties style:font-name="Arial" style:font-name-complex="Arial"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465" style:parent-style-name="Βασικό" style:list-style-name="LFO12" style:family="paragraph"/>
    <style:style style:name="T466" style:parent-style-name="Προεπιλεγμένηγραμματοσειρά" style:family="text">
      <style:text-properties fo:font-weight="bold" style:font-weight-asian="bold" style:font-weight-complex="bold"/>
    </style:style>
    <style:style style:name="T467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468" style:parent-style-name="Προεπιλεγμένηγραμματοσειρά" style:family="text">
      <style:text-properties fo:font-weight="bold" style:font-weight-asian="bold" style:font-weight-complex="bold"/>
    </style:style>
    <style:style style:name="T469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470" style:parent-style-name="Παράγραφοςλίστας" style:list-style-name="LFO13" style:family="paragraph"/>
    <style:style style:name="T471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472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T473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474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475" style:parent-style-name="Παράγραφοςλίστας" style:list-style-name="LFO13" style:family="paragraph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476" style:parent-style-name="Βασικό" style:list-style-name="LFO14" style:family="paragraph">
      <style:text-properties style:font-name-complex="Calibri" fo:font-size="14pt" style:font-size-asian="14pt" style:font-size-complex="14pt"/>
    </style:style>
    <style:style style:name="P477" style:parent-style-name="Βασικό" style:list-style-name="LFO14" style:family="paragraph"/>
    <style:style style:name="T478" style:parent-style-name="DefaultParagraphFont" style:family="text">
      <style:text-properties style:font-name-complex="Calibri" fo:font-size="14pt" style:font-size-asian="14pt" style:font-size-complex="14pt"/>
    </style:style>
    <style:style style:name="T479" style:parent-style-name="DefaultParagraphFont" style:family="text">
      <style:text-properties style:font-name-complex="Calibri" fo:font-size="14pt" style:font-size-asian="14pt" style:font-size-complex="14pt"/>
    </style:style>
    <style:style style:name="T480" style:parent-style-name="DefaultParagraphFont" style:family="text">
      <style:text-properties style:font-name-complex="Calibri" fo:font-size="14pt" style:font-size-asian="14pt" style:font-size-complex="14pt"/>
    </style:style>
    <style:style style:name="T481" style:parent-style-name="DefaultParagraphFont" style:family="text">
      <style:text-properties style:font-name-complex="Calibri" fo:font-size="14pt" style:font-size-asian="14pt" style:font-size-complex="14pt"/>
    </style:style>
    <style:style style:name="T482" style:parent-style-name="DefaultParagraphFont" style:family="text">
      <style:text-properties style:font-name-complex="Calibri" fo:font-size="14pt" style:font-size-asian="14pt" style:font-size-complex="14pt"/>
    </style:style>
    <style:style style:name="P483" style:parent-style-name="Βασικό" style:list-style-name="LFO14" style:family="paragraph">
      <style:text-properties style:font-name-complex="Calibri" fo:font-size="14pt" style:font-size-asian="14pt" style:font-size-complex="14pt"/>
    </style:style>
    <style:style style:name="P484" style:parent-style-name="Βασικό" style:list-style-name="LFO14" style:family="paragraph"/>
    <style:style style:name="T485" style:parent-style-name="DefaultParagraphFont" style:family="text">
      <style:text-properties style:font-name-complex="Calibri" fo:font-size="14pt" style:font-size-asian="14pt" style:font-size-complex="14pt"/>
    </style:style>
    <style:style style:name="T486" style:parent-style-name="DefaultParagraphFont" style:family="text">
      <style:text-properties style:font-name-complex="Calibri" fo:font-size="14pt" style:font-size-asian="14pt" style:font-size-complex="14pt"/>
    </style:style>
    <style:style style:name="T487" style:parent-style-name="DefaultParagraphFont" style:family="text">
      <style:text-properties style:font-name-complex="Calibri" fo:font-size="14pt" style:font-size-asian="14pt" style:font-size-complex="14pt"/>
    </style:style>
    <style:style style:name="T488" style:parent-style-name="DefaultParagraphFont" style:family="text">
      <style:text-properties style:font-name-complex="Calibri" fo:font-size="14pt" style:font-size-asian="14pt" style:font-size-complex="14pt"/>
    </style:style>
    <style:style style:name="P489" style:parent-style-name="Βασικό" style:family="paragraph">
      <style:paragraph-properties fo:margin-left="0.9388in">
        <style:tab-stops/>
      </style:paragraph-properties>
      <style:text-properties style:font-name-complex="Calibri" fo:font-size="14pt" style:font-size-asian="14pt" style:font-size-complex="14pt"/>
    </style:style>
    <style:style style:name="P490" style:parent-style-name="Παράγραφοςλίστας" style:list-style-name="LFO15" style:family="paragraph"/>
    <style:style style:name="T491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492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493" style:parent-style-name="Παράγραφοςλίστας" style:family="paragraph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494" style:parent-style-name="Παράγραφοςλίστας" style:list-style-name="LFO16" style:family="paragraph">
      <style:text-properties style:font-name-complex="Calibri" fo:font-size="14pt" style:font-size-asian="14pt" style:font-size-complex="14pt"/>
    </style:style>
    <style:style style:name="P495" style:parent-style-name="Παράγραφοςλίστας" style:family="paragraph">
      <style:paragraph-properties fo:margin-left="1in">
        <style:tab-stops/>
      </style:paragraph-properties>
      <style:text-properties style:font-name-complex="Calibri" fo:font-size="14pt" style:font-size-asian="14pt" style:font-size-complex="14pt"/>
    </style:style>
    <style:style style:name="P496" style:parent-style-name="Παράγραφοςλίστας" style:list-style-name="LFO15" style:family="paragraph"/>
    <style:style style:name="T497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498" style:parent-style-name="Προεπιλεγμένηγραμματοσειρά" style:family="text">
      <style:text-properties fo:font-weight="bold" style:font-weight-asian="bold" style:font-weight-complex="bold"/>
    </style:style>
    <style:style style:name="T499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500" style:parent-style-name="Παράγραφοςλίστας" style:list-style-name="LFO16" style:family="paragraph">
      <style:text-properties style:font-name-complex="Calibri" fo:font-size="14pt" style:font-size-asian="14pt" style:font-size-complex="14pt"/>
    </style:style>
    <style:style style:name="T501" style:parent-style-name="Προεπιλεγμένηγραμματοσειρά" style:family="text">
      <style:text-properties style:font-name="Arial" style:font-name-complex="Arial"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502" style:parent-style-name="Βασικό" style:list-style-name="LFO17" style:family="paragraph"/>
    <style:style style:name="T503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504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505" style:parent-style-name="Παράγραφοςλίστας" style:list-style-name="LFO17" style:family="paragraph"/>
    <style:style style:name="T506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507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508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509" style:parent-style-name="Παράγραφοςλίστας" style:list-style-name="LFO18" style:family="paragraph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510" style:parent-style-name="Βασικό" style:family="paragraph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511" style:parent-style-name="Βασικό" style:list-style-name="LFO19" style:family="paragraph">
      <style:text-properties style:font-name-complex="Calibri" fo:font-size="14pt" style:font-size-asian="14pt" style:font-size-complex="14pt"/>
    </style:style>
    <style:style style:name="P512" style:parent-style-name="Βασικό" style:list-style-name="LFO19" style:family="paragraph">
      <style:text-properties style:font-name-complex="Calibri" fo:font-size="14pt" style:font-size-asian="14pt" style:font-size-complex="14pt"/>
    </style:style>
    <style:style style:name="P513" style:parent-style-name="Βασικό" style:list-style-name="LFO19" style:family="paragraph">
      <style:text-properties style:font-name-complex="Calibri" fo:font-size="14pt" style:font-size-asian="14pt" style:font-size-complex="14pt"/>
    </style:style>
    <style:style style:name="P514" style:parent-style-name="Βασικό" style:list-style-name="LFO19" style:family="paragraph">
      <style:text-properties style:font-name-complex="Calibri" fo:font-size="14pt" style:font-size-asian="14pt" style:font-size-complex="14pt"/>
    </style:style>
    <style:style style:name="P515" style:parent-style-name="Βασικό" style:list-style-name="LFO19" style:family="paragraph">
      <style:text-properties style:font-name-complex="Calibri" fo:font-size="14pt" style:font-size-asian="14pt" style:font-size-complex="14pt"/>
    </style:style>
    <style:style style:name="P516" style:parent-style-name="Βασικό" style:list-style-name="LFO19" style:family="paragraph"/>
    <style:style style:name="T517" style:parent-style-name="DefaultParagraphFont" style:family="text">
      <style:text-properties style:font-name-complex="Calibri" fo:font-size="14pt" style:font-size-asian="14pt" style:font-size-complex="14pt"/>
    </style:style>
    <style:style style:name="T518" style:parent-style-name="DefaultParagraphFont" style:family="text">
      <style:text-properties style:font-name-complex="Calibri" fo:font-size="14pt" style:font-size-asian="14pt" style:font-size-complex="14pt"/>
    </style:style>
    <style:style style:name="T519" style:parent-style-name="DefaultParagraphFont" style:family="text">
      <style:text-properties style:font-name-complex="Calibri" fo:font-size="14pt" style:font-size-asian="14pt" style:font-size-complex="14pt"/>
    </style:style>
    <style:style style:name="P520" style:parent-style-name="Βασικό" style:list-style-name="LFO19" style:family="paragraph">
      <style:text-properties style:font-name-complex="Calibri" fo:font-size="14pt" style:font-size-asian="14pt" style:font-size-complex="14pt"/>
    </style:style>
    <style:style style:name="P521" style:parent-style-name="Βασικό" style:list-style-name="LFO19" style:family="paragraph"/>
    <style:style style:name="T522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523" style:parent-style-name="Βασικό" style:list-style-name="LFO20" style:family="paragraph">
      <style:text-properties style:font-name-complex="Calibri" fo:font-size="14pt" style:font-size-asian="14pt" style:font-size-complex="14pt"/>
    </style:style>
    <style:style style:name="P524" style:parent-style-name="Βασικό" style:list-style-name="LFO20" style:family="paragraph">
      <style:text-properties style:font-name-complex="Calibri" fo:font-size="14pt" style:font-size-asian="14pt" style:font-size-complex="14pt"/>
    </style:style>
    <style:style style:name="P525" style:parent-style-name="Βασικό" style:list-style-name="LFO20" style:family="paragraph">
      <style:text-properties style:font-name-complex="Calibri" fo:font-size="14pt" style:font-size-asian="14pt" style:font-size-complex="14pt"/>
    </style:style>
    <style:style style:name="P526" style:parent-style-name="Βασικό" style:list-style-name="LFO20" style:family="paragraph">
      <style:text-properties style:font-name-complex="Calibri" fo:font-size="14pt" style:font-size-asian="14pt" style:font-size-complex="14pt"/>
    </style:style>
    <style:style style:name="P527" style:parent-style-name="Βασικό" style:list-style-name="LFO20" style:family="paragraph">
      <style:text-properties style:font-name-complex="Calibri" fo:font-size="14pt" style:font-size-asian="14pt" style:font-size-complex="14pt"/>
    </style:style>
    <style:style style:name="P528" style:parent-style-name="Παράγραφοςλίστας" style:list-style-name="LFO18" style:family="paragraph"/>
    <style:style style:name="T529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530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531" style:parent-style-name="Παράγραφοςλίστας" style:family="paragraph">
      <style:paragraph-properties fo:margin-left="0.5416in">
        <style:tab-stops/>
      </style:paragraph-properties>
      <style:text-properties style:font-name-complex="Calibri" fo:font-size="14pt" style:font-size-asian="14pt" style:font-size-complex="14pt"/>
    </style:style>
    <style:style style:name="P532" style:parent-style-name="Παράγραφοςλίστας" style:list-style-name="LFO16" style:family="paragraph">
      <style:text-properties style:font-name-complex="Calibri" fo:font-size="14pt" style:font-size-asian="14pt" style:font-size-complex="14pt"/>
    </style:style>
    <style:style style:name="P533" style:parent-style-name="Παράγραφοςλίστας" style:family="paragraph">
      <style:paragraph-properties fo:margin-left="1in">
        <style:tab-stops/>
      </style:paragraph-properties>
      <style:text-properties style:font-name-complex="Calibri" fo:font-size="14pt" style:font-size-asian="14pt" style:font-size-complex="14pt"/>
    </style:style>
    <style:style style:name="P534" style:parent-style-name="Παράγραφοςλίστας" style:list-style-name="LFO18" style:family="paragraph"/>
    <style:style style:name="T535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536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537" style:parent-style-name="Παράγραφοςλίστας" style:family="paragraph">
      <style:paragraph-properties fo:margin-left="0.5416in">
        <style:tab-stops/>
      </style:paragraph-properties>
      <style:text-properties style:font-name-complex="Calibri" fo:font-size="14pt" style:font-size-asian="14pt" style:font-size-complex="14pt"/>
    </style:style>
    <style:style style:name="P538" style:parent-style-name="Παράγραφοςλίστας" style:list-style-name="LFO16" style:family="paragraph">
      <style:text-properties style:font-name-complex="Calibri" fo:font-size="14pt" style:font-size-asian="14pt" style:font-size-complex="14pt"/>
    </style:style>
    <style:style style:name="P539" style:parent-style-name="Παράγραφοςλίστας" style:family="paragraph">
      <style:paragraph-properties fo:margin-left="1in">
        <style:tab-stops/>
      </style:paragraph-properties>
      <style:text-properties style:font-name-complex="Calibri" fo:font-size="14pt" style:font-size-asian="14pt" style:font-size-complex="14pt"/>
    </style:style>
    <style:style style:name="P540" style:parent-style-name="Παράγραφοςλίστας" style:list-style-name="LFO18" style:family="paragraph"/>
    <style:style style:name="T541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542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543" style:parent-style-name="Παράγραφοςλίστας" style:family="paragraph">
      <style:paragraph-properties fo:margin-left="1in">
        <style:tab-stops/>
      </style:paragraph-properties>
      <style:text-properties style:font-name-complex="Calibri" fo:font-size="14pt" style:font-size-asian="14pt" style:font-size-complex="14pt"/>
    </style:style>
    <style:style style:name="P544" style:parent-style-name="Παράγραφοςλίστας" style:list-style-name="LFO16" style:family="paragraph">
      <style:text-properties style:font-name-complex="Calibri" fo:font-size="14pt" style:font-size-asian="14pt" style:font-size-complex="14pt"/>
    </style:style>
    <style:style style:name="P545" style:parent-style-name="Βασικό" style:family="paragraph">
      <style:text-properties fo:font-size="12pt" style:font-size-asian="12pt" style:font-size-complex="12pt"/>
    </style:style>
    <style:style style:name="P546" style:parent-style-name="Βασικό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47" style:parent-style-name="Βασικό" style:list-style-name="LFO21" style:family="paragraph"/>
    <style:style style:name="T548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549" style:parent-style-name="Προεπιλεγμένηγραμματοσειρά" style:family="text">
      <style:text-properties fo:font-size="14pt" style:font-size-asian="14pt" style:font-size-complex="14pt"/>
    </style:style>
    <style:style style:name="P550" style:parent-style-name="Βασικό" style:list-style-name="LFO21" style:family="paragraph"/>
    <style:style style:name="T551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552" style:parent-style-name="Προεπιλεγμένηγραμματοσειρά" style:family="text">
      <style:text-properties fo:font-size="14pt" style:font-size-asian="14pt" style:font-size-complex="14pt"/>
    </style:style>
    <style:style style:name="P553" style:parent-style-name="Βασικό" style:list-style-name="LFO21" style:family="paragraph"/>
    <style:style style:name="T554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P555" style:parent-style-name="Βασικό" style:list-style-name="LFO22" style:family="paragraph">
      <style:text-properties fo:font-size="14pt" style:font-size-asian="14pt" style:font-size-complex="14pt"/>
    </style:style>
    <style:style style:name="P556" style:parent-style-name="Βασικό" style:list-style-name="LFO22" style:family="paragraph">
      <style:text-properties fo:font-size="14pt" style:font-size-asian="14pt" style:font-size-complex="14pt"/>
    </style:style>
    <style:style style:name="P557" style:parent-style-name="Βασικό" style:list-style-name="LFO22" style:family="paragraph">
      <style:text-properties fo:font-size="14pt" style:font-size-asian="14pt" style:font-size-complex="14pt"/>
    </style:style>
    <style:style style:name="P558" style:parent-style-name="Βασικό" style:list-style-name="LFO22" style:family="paragraph">
      <style:text-properties fo:font-size="14pt" style:font-size-asian="14pt" style:font-size-complex="14pt"/>
    </style:style>
    <style:style style:name="P559" style:parent-style-name="Βασικό" style:list-style-name="LFO22" style:family="paragraph">
      <style:text-properties fo:font-size="14pt" style:font-size-asian="14pt" style:font-size-complex="14pt"/>
    </style:style>
    <style:style style:name="P560" style:parent-style-name="Βασικό" style:list-style-name="LFO22" style:family="paragraph">
      <style:text-properties fo:font-size="14pt" style:font-size-asian="14pt" style:font-size-complex="14pt"/>
    </style:style>
    <style:style style:name="P561" style:parent-style-name="Βασικό" style:list-style-name="LFO22" style:family="paragraph">
      <style:text-properties fo:font-size="14pt" style:font-size-asian="14pt" style:font-size-complex="14pt"/>
    </style:style>
    <style:style style:name="P562" style:parent-style-name="Βασικό" style:list-style-name="LFO21" style:family="paragraph"/>
    <style:style style:name="T563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564" style:parent-style-name="Προεπιλεγμένηγραμματοσειρά" style:family="text">
      <style:text-properties fo:font-size="14pt" style:font-size-asian="14pt" style:font-size-complex="14pt"/>
    </style:style>
    <style:style style:name="T565" style:parent-style-name="Προεπιλεγμένηγραμματοσειρά" style:family="text">
      <style:text-properties fo:font-size="14pt" style:font-size-asian="14pt" style:font-size-complex="14pt"/>
    </style:style>
    <style:style style:name="P566" style:parent-style-name="Βασικό" style:list-style-name="LFO23" style:family="paragraph">
      <style:text-properties fo:font-size="14pt" style:font-size-asian="14pt" style:font-size-complex="14pt"/>
    </style:style>
    <style:style style:name="P567" style:parent-style-name="Βασικό" style:list-style-name="LFO23" style:family="paragraph"/>
    <style:style style:name="T568" style:parent-style-name="Προεπιλεγμένηγραμματοσειρά" style:family="text">
      <style:text-properties fo:font-size="14pt" style:font-size-asian="14pt" style:font-size-complex="14pt"/>
    </style:style>
    <style:style style:name="T569" style:parent-style-name="Προεπιλεγμένηγραμματοσειρά" style:family="text">
      <style:text-properties fo:font-size="14pt" style:font-size-asian="14pt" style:font-size-complex="14pt"/>
    </style:style>
    <style:style style:name="P570" style:parent-style-name="Βασικό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71" style:parent-style-name="Βασικό" style:list-style-name="LFO24" style:family="paragraph"/>
    <style:style style:name="T572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573" style:parent-style-name="Προεπιλεγμένηγραμματοσειρά" style:family="text">
      <style:text-properties fo:font-size="14pt" style:font-size-asian="14pt" style:font-size-complex="14pt"/>
    </style:style>
    <style:style style:name="P574" style:parent-style-name="Βασικό" style:list-style-name="LFO24" style:family="paragraph"/>
    <style:style style:name="T575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576" style:parent-style-name="Προεπιλεγμένηγραμματοσειρά" style:family="text">
      <style:text-properties fo:font-size="14pt" style:font-size-asian="14pt" style:font-size-complex="14pt"/>
    </style:style>
    <style:style style:name="P577" style:parent-style-name="Βασικό" style:list-style-name="LFO24" style:family="paragraph"/>
    <style:style style:name="T578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P579" style:parent-style-name="Βασικό" style:list-style-name="LFO25" style:family="paragraph">
      <style:text-properties fo:font-size="14pt" style:font-size-asian="14pt" style:font-size-complex="14pt"/>
    </style:style>
    <style:style style:name="P580" style:parent-style-name="Βασικό" style:list-style-name="LFO25" style:family="paragraph">
      <style:text-properties fo:font-size="14pt" style:font-size-asian="14pt" style:font-size-complex="14pt"/>
    </style:style>
    <style:style style:name="P581" style:parent-style-name="Βασικό" style:list-style-name="LFO25" style:family="paragraph">
      <style:text-properties fo:font-size="14pt" style:font-size-asian="14pt" style:font-size-complex="14pt"/>
    </style:style>
    <style:style style:name="P582" style:parent-style-name="Βασικό" style:list-style-name="LFO25" style:family="paragraph">
      <style:text-properties fo:font-size="14pt" style:font-size-asian="14pt" style:font-size-complex="14pt"/>
    </style:style>
    <style:style style:name="P583" style:parent-style-name="Βασικό" style:list-style-name="LFO26" style:family="paragraph">
      <style:text-properties fo:font-size="14pt" style:font-size-asian="14pt" style:font-size-complex="14pt"/>
    </style:style>
    <style:style style:name="P584" style:parent-style-name="Βασικό" style:list-style-name="LFO24" style:family="paragraph"/>
    <style:style style:name="T585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586" style:parent-style-name="Προεπιλεγμένηγραμματοσειρά" style:family="text">
      <style:text-properties fo:font-size="14pt" style:font-size-asian="14pt" style:font-size-complex="14pt"/>
    </style:style>
    <style:style style:name="P587" style:parent-style-name="Βασικό" style:list-style-name="LFO24" style:family="paragraph">
      <style:text-properties fo:font-size="14pt" style:font-size-asian="14pt" style:font-size-complex="14pt"/>
    </style:style>
    <style:style style:name="P588" style:parent-style-name="Βασικό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/>
      <text:p text:style-name="P2"><text:span text:style-name="T3">Project</text:span><text:span text:style-name="T4"><text:s/>Τεχνολογίας Λογισμικού</text:span></text:p>
      <text:p text:style-name="P5"><text:span text:style-name="T6">2024-2025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<text:s text:c="3"/></text:span><text:span text:style-name="T15">Use</text:span><text:span text:style-name="T16">-</text:span><text:span text:style-name="T17">case</text:span><text:span text:style-name="T18">-</text:span><text:span text:style-name="T19">v</text:span><text:span text:style-name="T20">.0.1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<text:span text:style-name="T38">Μέλη</text:span><text:span text:style-name="T39"><text:s/></text:span><text:span text:style-name="T40">ομάδας:</text:span></text:p>
      <text:p text:style-name="P41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Ονοματεπώνυμο</text:p>
          </table:table-cell>
          <table:table-cell table:style-name="TableCell51">
            <text:p text:style-name="P52">Α.Μ</text:p>
          </table:table-cell>
          <table:table-cell table:style-name="TableCell53">
            <text:p text:style-name="P54">Έτος</text:p>
          </table:table-cell>
          <table:table-cell table:style-name="TableCell55">
            <text:p text:style-name="P56">e-mail</text:p>
          </table:table-cell>
          <table:table-cell table:style-name="TableCell57">
            <text:p text:style-name="P58">Ρόλοι</text:p>
          </table:table-cell>
        </table:table-row>
        <table:table-row table:style-name="TableRow59">
          <table:table-cell table:style-name="TableCell60">
            <text:p text:style-name="P61">Τσάβος Γεώργιος</text:p>
          </table:table-cell>
          <table:table-cell table:style-name="TableCell62">
            <text:p text:style-name="P63">1084606</text:p>
          </table:table-cell>
          <table:table-cell table:style-name="TableCell64">
            <text:p text:style-name="P65">5ο</text:p>
          </table:table-cell>
          <table:table-cell table:style-name="TableCell66">
            <text:p text:style-name="P67">up1084606@ac.upatras.gr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Γκρίντζου Σοφία</text:p>
          </table:table-cell>
          <table:table-cell table:style-name="TableCell73">
            <text:p text:style-name="P74">1084603</text:p>
          </table:table-cell>
          <table:table-cell table:style-name="TableCell75">
            <text:p text:style-name="P76">5ο</text:p>
          </table:table-cell>
          <table:table-cell table:style-name="TableCell77">
            <text:p text:style-name="P78">up1084603@ac.upatras.gr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Νελάι Άγγελος</text:p>
          </table:table-cell>
          <table:table-cell table:style-name="TableCell84">
            <text:p text:style-name="P85">1084605</text:p>
          </table:table-cell>
          <table:table-cell table:style-name="TableCell86">
            <text:p text:style-name="P87">5ο</text:p>
          </table:table-cell>
          <table:table-cell table:style-name="TableCell88">
            <text:p text:style-name="P89">up1084605@ac.upatras.gr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Παπουτσή Δήμητρα</text:p>
          </table:table-cell>
          <table:table-cell table:style-name="TableCell95">
            <text:p text:style-name="P96"><text:span text:style-name="T97">1072539</text:span></text:p>
          </table:table-cell>
          <table:table-cell table:style-name="TableCell98">
            <text:p text:style-name="P99">6ο</text:p>
          </table:table-cell>
          <table:table-cell table:style-name="TableCell100">
            <text:p text:style-name="P101">up1072539@ac.upatras.gr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Δριβίλας Σπύρος</text:p>
          </table:table-cell>
          <table:table-cell table:style-name="TableCell107">
            <text:p text:style-name="P108">1100543</text:p>
          </table:table-cell>
          <table:table-cell table:style-name="TableCell109">
            <text:p text:style-name="P110">3ο</text:p>
          </table:table-cell>
          <table:table-cell table:style-name="TableCell111">
            <text:p text:style-name="P112">up1100543@ac.upatras.gr</text:p>
          </table:table-cell>
          <table:table-cell table:style-name="TableCell113">
            <text:p text:style-name="P114"/>
          </table:table-cell>
        </table:table-row>
      </table:table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>Περίπτωση χρήσης: 1. Εκδήλωση<text:s/>ενδιαφέροντος για υιοθεσία και φιλοξενία.</text:p>
      <text:p text:style-name="Βασικό"/>
      <text:list text:style-name="LFO1" text:continue-numbering="true">
        <text:list-item>
          <text:p text:style-name="P136"><text:span text:style-name="T137">Actor</text:span><text:span text:style-name="T138">:</text:span><text:span text:style-name="T139"><text:s/>Χρήστης (ιδιοκτήτης κατοικίδιου ή φιλοξενητής, υποψήφιος ιδιοκτήτης\φιλοξενητής).</text:span></text:p>
        </text:list-item>
      </text:list>
      <text:p text:style-name="P140"/>
      <text:list text:style-name="LFO1" text:continue-numbering="true">
        <text:list-item>
          <text:p text:style-name="P141"><text:span text:style-name="T142">Περιγραφή:</text:span><text:span text:style-name="T143"><text:s/>ο υποψήφιος ιδιοκτήτης ή φιλοξενητής μπαίνει στην ‘’εφαρμογή’’ και επιλέγει τις Διαθέσιμες Αγγελίες και στην αναζήτηση φιλτράρει αν ψάχνει για υιοθεσία ή φιλοξενία. Αν πρόκειται για υιοθεσία ξαναφιλτράρει αν ζητάει σκύλο ή γάτα. <text:s/>Αφού αποφασίσει πως τον ενδιαφέρει μια αγγελία που διάβασε, πατάει πάνω της και στο αντίστοιχο πεδίο-πλήκτρο «Ενδιαφέρομαι». Στέλνεται μήνυμα ειδοποίησης στον συντάκτη της αγγελίας και το σύστημα παραμένει στις αγγελίες για αναζήτηση κάποιας επόμενης.</text:span></text:p>
        </text:list-item>
      </text:list>
      <text:p text:style-name="P144"/>
      <text:p text:style-name="P145"/>
      <text:list text:style-name="LFO1" text:continue-numbering="true">
        <text:list-item>
          <text:p text:style-name="P146"><text:bookmark-start text:name="_Hlk194171719"/><text:span text:style-name="T147">Βασική ροή:</text:span></text:p>
        </text:list-item>
      </text:list>
      <text:p text:style-name="P148"/>
      <text:list text:style-name="LFO2" text:continue-numbering="true">
        <text:list-item>
          <text:p text:style-name="P149">1. Ο υποψήφιος επιλέγει στην οθόνη τις «Διαθέσιμες Αγγελίες».</text:p>
        </text:list-item>
        <text:list-item>
          <text:p text:style-name="P150">2. Φιλτράρει αν πρόκειται για υιοθεσία ή φιλοξενία</text:p>
        </text:list-item>
        <text:list-item>
          <text:p text:style-name="P151">3. Αν<text:s/>ψάχνει για υιοθεσία διαλέγει σκύλο ή γάτα</text:p>
        </text:list-item>
        <text:list-item>
          <text:p text:style-name="P152">4. Πατάει πάνω σε μία αγγελία που τον ενδιαφέρει</text:p>
        </text:list-item>
        <text:list-item>
          <text:p text:style-name="P153">5. Την διαβάζει και εκδηλώνει ενδιαφέρον με το να πατήσει πάνω στο <text:s/>πλήκτρο «Ενδιαφέρομαι»</text:p>
        </text:list-item>
        <text:list-item>
          <text:p text:style-name="P154">6. Το σύστημα στέλνει ειδοποίηση στον συντάκτη και παραμένει στις αγγελίες</text:p>
        </text:list-item>
      </text:list>
      <text:p text:style-name="P155"/>
      <text:list text:style-name="LFO3" text:continue-numbering="true">
        <text:list-item>
          <text:p text:style-name="P156"><text:span text:style-name="T157">Εναλλακτική ροή:<text:s/></text:span><text:span text:style-name="T158">Αν δεν υπάρχει διαθέσιμη αγγελία την στιγμή της αναζήτησης. <text:s/></text:span></text:p>
        </text:list-item>
      </text:list>
      <text:p text:style-name="P159"/>
      <text:list text:style-name="LFO4" text:continue-numbering="true">
        <text:list-item>
          <text:p text:style-name="P160">1. Ο υποψήφιος επιλέγει στην οθόνη τις «Διαθέσιμες Αγγελίες».</text:p>
        </text:list-item>
        <text:list-item>
          <text:p text:style-name="P161">2. Φιλτράρει αν πρόκειται για υιοθεσία ή φιλοξενία</text:p>
        </text:list-item>
        <text:list-item>
          <text:p text:style-name="P162">3. Αν ψάχνει για υιοθεσία διαλέγει σκύλο ή γάτα</text:p>
        </text:list-item>
        <text:list-item>
          <text:p text:style-name="P163">4. Αν δεν υπάρχει <text:s/>κάποια διαθέσιμη αγγελία εκείνη την στιγμή εμφανίζει κατάλληλο μήνυμα<text:s/></text:p>
        </text:list-item>
        <text:list-item>
          <text:p text:style-name="P164">5. Το σύστημα δίνει την επιλογή στον χρήστη με το πάτημα πλήκτρου να επιστρέψει στην κύρια οθόνη</text:p>
        </text:list-item>
      </text:list>
      <text:p text:style-name="P165"><text:bookmark-end text:name="_Hlk194171719"/></text:p>
      <text:p text:style-name="P166">Περίπτωση χρήσης: 2. Αξιολόγηση φιλοξενητή ή ιδιοκτήτη.</text:p>
      <text:p text:style-name="P167"/>
      <text:list text:style-name="LFO5" text:continue-numbering="true">
        <text:list-item>
          <text:p text:style-name="P168"><text:span text:style-name="T169">Actor</text:span><text:span text:style-name="T170">:<text:s/></text:span><text:span text:style-name="T171">Χρήστης (ιδιοκτήτης κατοικίδιου ή φιλοξενητής) που θέλει να αξιολογήσει κάποιον άλλον χρήστη.</text:span></text:p>
        </text:list-item>
      </text:list>
      <text:p text:style-name="P172"/>
      <text:list text:style-name="LFO5" text:continue-numbering="true">
        <text:list-item>
          <text:p text:style-name="P173"><text:span text:style-name="T174">Περιγραφή:<text:s/></text:span><text:span text:style-name="T175"><text:s/>αν για κάποιο λόγο ένας χρήστης επιθυμεί να αφήσει κάποιο σχόλιο ή αξιολόγηση μπορεί να πατήσει πάνω στο προφίλ του χρήστη που θέλει να σχολιάσει, να πατήσει πάνω στο πλήκτρο «Αξιολογήσεις» και στο πεδίο που εμφανίζεται να γράψει την κριτική του ή το σύστημα δίνει την επιλογή να βαθμολογήσει έως 5 αστέρια. Αφού την γράψει πρέπει να πατήσει το πλήκτρο «Δημοσίευση» το σύστημα την κοινοποιεί και επιστρέφει στο προφίλ του χρήστη.<text:s/></text:span></text:p>
        </text:list-item>
      </text:list>
      <text:p text:style-name="P176"/>
      <text:p text:style-name="P177"><text:s/></text:p>
      <text:list text:style-name="LFO5" text:continue-numbering="true">
        <text:list-item>
          <text:p text:style-name="P178"><text:span text:style-name="T179">Βασική ροή:</text:span></text:p>
        </text:list-item>
      </text:list>
      <text:p text:style-name="P180"/>
      <text:list text:style-name="LFO6" text:continue-numbering="true">
        <text:list-item>
          <text:p text:style-name="P181">1. Πατάει το προφίλ του χρήστη</text:p>
        </text:list-item>
      </text:list>
      <text:list text:style-name="LFO7" text:continue-numbering="true">
        <text:list-item>
          <text:p text:style-name="P182">2. Πατάει πάνω στο πλήκτρο «Αξιολογήσεις» και γράφει την δική του</text:p>
        </text:list-item>
        <text:list-item>
          <text:p text:style-name="P183">3. Επιλέγει την «Δημοσίευση»</text:p>
        </text:list-item>
        <text:list-item>
          <text:p text:style-name="P184">4. Το σύστημα την ανεβάζει και επιστρέφει στο προφίλ του επιλεγμένου χρήστη</text:p>
        </text:list-item>
      </text:list>
      <text:p text:style-name="P185"/>
      <text:list text:style-name="LFO8" text:continue-numbering="true">
        <text:list-item>
          <text:p text:style-name="P186"><text:span text:style-name="T187">Εναλλακτική ροή: <text:s/></text:span><text:span text:style-name="T188">Αν δεν<text:s/></text:span><text:span text:style-name="T189">υπάρχει πλέον το προφίλ του χρήστη.</text:span></text:p>
        </text:list-item>
      </text:list>
      <text:p text:style-name="P190"/>
      <text:list text:style-name="LFO9" text:continue-numbering="true">
        <text:list-item>
          <text:p text:style-name="P191">1. Πατάει το προφίλ του χρήστη <text:s text:c="85"/></text:p>
        </text:list-item>
        <text:list-item>
          <text:p text:style-name="P192">2. Το προφίλ αυτό πλέον δεν υπάρχει</text:p>
        </text:list-item>
        <text:list-item>
          <text:p text:style-name="P193">3. Εμφανίζεται αντίστοιχο μήνυμα<text:s/></text:p>
        </text:list-item>
        <text:list-item>
          <text:p text:style-name="P194"><text:span text:style-name="T195">4. Το σύστημα επιστρέφει στην Κύρια Οθόνη</text:span></text:p>
        </text:list-item>
      </text:list>
      <text:p text:style-name="P196"/>
      <text:p text:style-name="Βασικό"><text:span text:style-name="T197">Περίπτωση χρήσης: 3</text:span><text:span text:style-name="T198">.</text:span><text:span text:style-name="T199">Έγκριση αιτήματος ενδιαφέροντος από συντάκτη αγγελίας υιοθεσίας/φιλοξενίας.</text:span></text:p>
      <text:p text:style-name="P200"/>
      <text:list text:style-name="LFO10" text:continue-numbering="true">
        <text:list-item>
          <text:p text:style-name="P201"><text:span text:style-name="T202">Actor</text:span><text:span text:style-name="T203">:</text:span><text:span text:style-name="T204"><text:s/>Χρήστης που έχει αναρτήσει αγγελία για υιοθεσία/φιλοξενία</text:span></text:p>
        </text:list-item>
        <text:list-item>
          <text:p text:style-name="P205"><text:span text:style-name="T206">Περιγραφή:<text:s/></text:span><text:span text:style-name="T207">Ο συντάκτης μιας αγγελίας υιοθεσίας/φιλοξενίας θα μπαίνει σε μία από τις αγγελίες που έχει αναρτήσει και θα βλέπει την λίστα τον ενδιαφερομένων, κι από αυτή θα επιλέγει έναν για την διεκπεραίωση της.</text:span></text:p>
        </text:list-item>
        <text:list-item>
          <text:p text:style-name="P208">Βασική ροή:<text:s/></text:p>
          <text:list text:continue-numbering="true">
            <text:list-item>
              <text:p text:style-name="P209"><text:span text:style-name="T210">1. Αρχικά, ο χρήστης μπαίνει στην εφαρμογή.</text:span></text:p>
            </text:list-item>
            <text:list-item>
              <text:p text:style-name="P211"><text:span text:style-name="T212">2. Διαλέγει το πεδίο οι ‘’Αγγελίες μου’’.</text:span></text:p>
            </text:list-item>
            <text:list-item>
              <text:p text:style-name="P213"><text:span text:style-name="T214">3. Φιλτράρει για αγγελίες υιοθεσίας/φιλοξενίας αν θέλει.</text:span></text:p>
            </text:list-item>
            <text:list-item>
              <text:p text:style-name="P215"><text:span text:style-name="T216">4. Διαλέγει μία από αυτές.</text:span></text:p>
            </text:list-item>
            <text:list-item>
              <text:p text:style-name="P217"><text:span text:style-name="T218">5. Πατάει στο πλήκτρο ‘’Προβολή ενδιαφερόμενων’’.</text:span></text:p>
            </text:list-item>
            <text:list-item>
              <text:p text:style-name="P219"><text:span text:style-name="T220">6. Εμφανίζεται η λίστα των ενδιαφερόμενων για την δεδομένη αγγελία.</text:span></text:p>
            </text:list-item>
            <text:list-item>
              <text:p text:style-name="P221"><text:span text:style-name="T222">7. Διαλέγει έναν από τους ενδιαφερόμενους και πατάει το πλήκτρο ‘’Ολοκλήρωση Αγγελίας’’.</text:span></text:p>
            </text:list-item>
          </text:list>
        </text:list-item>
        <text:list-item>
          <text:p text:style-name="P223"><text:span text:style-name="T224">Εναλλακτική ροή 1:<text:s/></text:span><text:span text:style-name="T225">Αν δεν υπάρχουν ενδιαφερόμενοι ακόμα για την δεδομένη αγγελία.</text:span></text:p>
          <text:list text:continue-numbering="true">
            <text:list-item>
              <text:p text:style-name="P226">1. Εμφανίζεται σχετικό μήνυμα που δηλώνει ότι η λίστα ενδιαφερόμενων είναι κενή.</text:p>
            </text:list-item>
            <text:list-item>
              <text:p text:style-name="P227">2. Ο χρήστης έχει την επιλογή να επιστρέψει στο προηγούμενο παράθυρο και να<text:s/>ελέγξει άλλες αγγελίες του, πατώντας το σχετικό κουμπί επιστροφής.</text:p>
            </text:list-item>
          </text:list>
        </text:list-item>
        <text:list-item>
          <text:p text:style-name="P228"><text:span text:style-name="T229">Εναλλακτική ροή 2:<text:s/></text:span><text:span text:style-name="T230">Αν δεν έχει ακόμη αγγελίες.</text:span></text:p>
          <text:list text:continue-numbering="true">
            <text:list-item>
              <text:p text:style-name="P231">1. Εμφανίζεται σχετικό μήνυμα που δηλώνει ότι η λίστα αγγελιών είναι κενή.</text:p>
            </text:list-item>
            <text:list-item>
              <text:p text:style-name="P232">2. Ο χρήστης έχει την επιλογή να επιστρέψει πίσω στην<text:s/>κεντρική σελίδα και να δημιουργήσει αγγελίες, πατώντας το σχετικό κουμπί επιστροφής.</text:p>
            </text:list-item>
          </text:list>
        </text:list-item>
      </text:list>
      <text:p text:style-name="P233"><text:s/><text:tab/></text:p>
      <text:p text:style-name="P234"/>
      <text:p text:style-name="P235"/>
      <text:p text:style-name="P236"/>
      <text:p text:style-name="P237"/>
      <text:p text:style-name="P238">Περίπτωση χρήσης: 4. Ενεργοποίηση ειδοποιήσεων για αγγελίες ή ραντεβού με κτηνίατρο.</text:p>
      <text:p text:style-name="P239"/>
      <text:list text:style-name="LFO10" text:continue-numbering="true">
        <text:list-item>
          <text:p text:style-name="P240"><text:span text:style-name="T241">Actor</text:span><text:span text:style-name="T242">:</text:span><text:span text:style-name="T243"><text:s/>Χρήστης που τον ενδιαφέρει κάποια αγγελία ή έχει κλεισμένα ραντεβού με κτηνίατρο.</text:span></text:p>
        </text:list-item>
        <text:list-item>
          <text:p text:style-name="P244"><text:span text:style-name="T245">Περιγραφή:<text:s/></text:span><text:span text:style-name="T246">Ο χρήστης αν τον ενδιαφέρει κάποια αγγελία υιοθεσίας/φιλοξενίας ή έχει κλίση κάποιο ραντεβού με κτηνίατρο έχει την δυνατότητα να ενεργοποιήσει ειδοποιήσεις για συγκεκριμένες αγγελίες ή ραντεβού που τον ενδιαφέρουν, ώστε να του έρχεται<text:s/></text:span><text:span text:style-name="T247">push</text:span><text:span text:style-name="T248"><text:s/>ειδοποίηση αν εγκριθεί το αίτημα ενδιαφέροντος του ή πλησιάζει το αντίστοιχο ραντεβού.</text:span></text:p>
        </text:list-item>
        <text:list-item>
          <text:p text:style-name="P249">Βασική ροή:<text:s/></text:p>
          <text:list text:continue-numbering="true">
            <text:list-item>
              <text:p text:style-name="P250"><text:span text:style-name="T251">1. Αρχικά, ο χρήστης μπαίνει στην εφαρμογή.</text:span></text:p>
            </text:list-item>
            <text:list-item>
              <text:p text:style-name="P252"><text:span text:style-name="T253">2. Διαλέγει το πεδίο οι ‘’Αιτήματα Ενδιαφέροντος’’ ή ‘’Τα ραντεβού μου’’.</text:span></text:p>
            </text:list-item>
            <text:list-item>
              <text:p text:style-name="P254"><text:span text:style-name="T255">3. Φιλτράρει για αγγελίες υιοθεσίας/φιλοξενίας αν θέλει ή με βάση ημερομηνία για τα ραντεβού με τους κτηνιάτρους.</text:span></text:p>
            </text:list-item>
            <text:list-item>
              <text:p text:style-name="P256"><text:span text:style-name="T257">4. Διαλέγει μία/ένα από αυτές/αυτά.</text:span></text:p>
            </text:list-item>
            <text:list-item>
              <text:p text:style-name="P258"><text:span text:style-name="T259">5. Πατάει στο πλήκτρο ‘’Ενεργοποίηση<text:s/></text:span><text:span text:style-name="T260">push</text:span><text:span text:style-name="T261"><text:s/>ειδοποιήσεων’’.</text:span></text:p>
            </text:list-item>
          </text:list>
        </text:list-item>
        <text:list-item>
          <text:p text:style-name="P262"><text:span text:style-name="T263">Εναλλακτική ροή 1:<text:s/></text:span><text:span text:style-name="T264">Αν δεν έχει αιτήματα ενδιαφέροντος σε καμία αγγελία.</text:span></text:p>
          <text:list text:continue-numbering="true">
            <text:list-item>
              <text:p text:style-name="P265">1.<text:s/>Εμφανίζεται σχετικό μήνυμα που δηλώνει ότι η λίστα αιτημάτων ενδιαφέροντος είναι κενή.</text:p>
            </text:list-item>
            <text:list-item>
              <text:p text:style-name="P266">2. Ο χρήστης έχει την επιλογή να επιστρέψει στο προηγούμενο παράθυρο και να αναζητήσει για αγγελίες που των ενδιαφέρουν, πατώντας το σχετικό κουμπί επιστροφής.</text:p>
            </text:list-item>
          </text:list>
        </text:list-item>
        <text:list-item>
          <text:p text:style-name="P267"><text:span text:style-name="T268">Εναλλακτική ροή 2:<text:s/></text:span><text:span text:style-name="T269">Αν δεν έχει ακόμη κλείσει κάποιο ραντεβού με κτηνίατρο.</text:span></text:p>
          <text:list text:continue-numbering="true">
            <text:list-item>
              <text:p text:style-name="P270">1. Εμφανίζεται σχετικό μήνυμα που δηλώνει ότι η λίστα των ραντεβού είναι κενή.</text:p>
            </text:list-item>
            <text:list-item>
              <text:p text:style-name="P271">2. Ο χρήστης έχει την επιλογή να επιστρέψει πίσω στην κεντρική σελίδα και να κλείσει ραντεβού με κάποιο κτηνίατρο, πατώντας το σχετικό κουμπί επιστροφής.</text:p>
            </text:list-item>
          </text:list>
        </text:list-item>
      </text:list>
      <text:p text:style-name="P272"/>
      <text:p text:style-name="P273"><text:span text:style-name="T274">Περίπτωση χρήσης:<text:s/></text:span><text:span text:style-name="T275">5</text:span><text:span text:style-name="T276">:</text:span><text:span text:style-name="T277"><text:s/>Αναζήτηση αγγελίας που αφορά υιοθεσία/φιλοξενία.<text:s/></text:span></text:p>
      <text:p text:style-name="P278"/>
      <text:list text:style-name="LFO11" text:continue-numbering="true">
        <text:list-item>
          <text:p text:style-name="P279"><text:span text:style-name="T280">Actor:</text:span><text:span text:style-name="T281"><text:s/></text:span><text:span text:style-name="T282">Χρήστης</text:span><text:span text:style-name="T283"><text:s/></text:span><text:span text:style-name="T284">που ενδιαφέρεται να υιοθετήσει ή να φιλοξενήσει κατοικίδιο</text:span></text:p>
        </text:list-item>
        <text:list-item>
          <text:p text:style-name="P285"><text:span text:style-name="T286">Περιγραφή:<text:s/></text:span><text:span text:style-name="T287">Ο επισκέπτης αναζητά αγγελίες που αφορούν<text:s/></text:span><text:span text:style-name="T288">υιοθεσία/φιλοξενία κατοικιδίων χρησιμοποιώντας φίλτρα</text:span></text:p>
        </text:list-item>
        <text:list-item>
          <text:p text:style-name="P289"><text:span text:style-name="T290">Βασική</text:span><text:span text:style-name="T291"><text:s/></text:span><text:span text:style-name="T292">ροή</text:span><text:span text:style-name="T293">:</text:span></text:p>
          <text:list text:continue-numbering="true">
            <text:list-item>
              <text:p text:style-name="P294"><text:span text:style-name="T295">1.</text:span><text:span text:style-name="T296"><text:s/></text:span><text:span text:style-name="T297">Αρχικά,</text:span><text:span text:style-name="T298"><text:s/></text:span><text:span text:style-name="T299">ο</text:span><text:span text:style-name="T300"><text:s/></text:span><text:span text:style-name="T301">χρήστης</text:span><text:span text:style-name="T302"><text:s/></text:span><text:span text:style-name="T303">μπαίνει</text:span><text:span text:style-name="T304"><text:s/></text:span><text:span text:style-name="T305">στην</text:span><text:span text:style-name="T306"><text:s/></text:span><text:span text:style-name="T307">εφαρμογή.</text:span></text:p>
            </text:list-item>
            <text:list-item>
              <text:p text:style-name="P308"><text:span text:style-name="T309">2.</text:span><text:span text:style-name="T310"><text:s/></text:span><text:span text:style-name="T311">Διαλέγει</text:span><text:span text:style-name="T312"><text:s/></text:span><text:span text:style-name="T313">το</text:span><text:span text:style-name="T314"><text:s/></text:span><text:span text:style-name="T315">πεδίο</text:span><text:span text:style-name="T316"><text:s/></text:span><text:span text:style-name="T317">οι</text:span><text:span text:style-name="T318"><text:s/></text:span><text:span text:style-name="T319">‘’Διαθέσιμες Αγγελίες</text:span><text:span text:style-name="T320">’’.</text:span></text:p>
            </text:list-item>
            <text:list-item>
              <text:p text:style-name="P321"><text:span text:style-name="T322">3.</text:span><text:span text:style-name="T323"><text:s/></text:span><text:span text:style-name="T324">Φιλτράρει</text:span><text:span text:style-name="T325"><text:s/></text:span><text:span text:style-name="T326">για</text:span><text:span text:style-name="T327"><text:s/></text:span><text:span text:style-name="T328">αγγελίες</text:span><text:span text:style-name="T329"><text:s/></text:span><text:span text:style-name="T330">υιοθεσίας/φιλοξενίας</text:span><text:span text:style-name="T331"><text:s/></text:span><text:span text:style-name="T332">αν</text:span><text:span text:style-name="T333"><text:s/></text:span><text:span text:style-name="T334">θέλει.</text:span></text:p>
            </text:list-item>
            <text:list-item>
              <text:p text:style-name="P335"><text:span text:style-name="T336">4.</text:span><text:span text:style-name="T337"><text:s/></text:span><text:span text:style-name="T338">Διαλέγει</text:span><text:span text:style-name="T339"><text:s/></text:span><text:span text:style-name="T340">μία</text:span><text:span text:style-name="T341"><text:s/></text:span><text:span text:style-name="T342">από</text:span><text:span text:style-name="T343"><text:s/></text:span><text:span text:style-name="T344">αυτές.</text:span></text:p>
            </text:list-item>
            <text:list-item>
              <text:p text:style-name="P345"><text:span text:style-name="T346">5.</text:span><text:span text:style-name="T347"><text:s/></text:span><text:span text:style-name="T348">Εμφάνιση φίλτρων όπως είδος κατοικιδίου, περιοχή, ημερομηνία ανάρτησης και κριτική</text:span><text:span text:style-name="T349">.</text:span></text:p>
            </text:list-item>
            <text:list-item>
              <text:p text:style-name="P350"><text:span text:style-name="T351">6.</text:span><text:span text:style-name="T352"><text:s/>Ο χρήστης επιλέγει τα φίλτρα και πατά το κουμπί “Αναζήτηση”.</text:span></text:p>
            </text:list-item>
            <text:list-item>
              <text:p text:style-name="P353"><text:span text:style-name="T354">7.</text:span><text:span text:style-name="T355"><text:s/>Το σύστημα συγκρίνει την λίστα των αγγελιών με βάση τα φίλτρα που επέλεξε ο χρήστης.</text:span></text:p>
            </text:list-item>
            <text:list-item>
              <text:p text:style-name="P356">8.Το σύστημα<text:s/>εμφανίζει τις διαθέσιμες αγγελίες που ταιριάζουν με τα φίλτρα που επιλέχθηκαν.</text:p>
            </text:list-item>
          </text:list>
        </text:list-item>
      </text:list>
      <text:p text:style-name="P357"/>
      <text:list text:style-name="LFO11" text:continue-numbering="true">
        <text:list-item>
          <text:p text:style-name="P358"><text:span text:style-name="T359">Εναλλακτική</text:span><text:span text:style-name="T360"><text:s/></text:span><text:span text:style-name="T361">ροή</text:span><text:span text:style-name="T362"><text:s/></text:span><text:span text:style-name="T363">1:</text:span><text:span text:style-name="T364"><text:s/></text:span><text:span text:style-name="T365">Αν</text:span><text:span text:style-name="T366"><text:s/>ο χρήστης δεν επιλέξει φίλτρα.</text:span></text:p>
        </text:list-item>
      </text:list>
      <text:p text:style-name="P367"/>
      <text:list text:style-name="LFO11" text:continue-numbering="true">
        <text:list-item>
          <text:list>
            <text:list-item>
              <text:p text:style-name="P368"><text:span text:style-name="T369">1.</text:span><text:span text:style-name="T370"><text:s/>Το σύστημα εμφανίζει όλες τις διαθέσιμες αγγελίες της επιλεγμένης κατηγορίας υιοθεσία/φιλοξενία.</text:span></text:p>
            </text:list-item>
          </text:list>
        </text:list-item>
      </text:list>
      <text:p text:style-name="P371"/>
      <text:list text:style-name="LFO11" text:continue-numbering="true">
        <text:list-item>
          <text:p text:style-name="P372"><text:span text:style-name="T373">Εναλλακτική</text:span><text:span text:style-name="T374"><text:s/></text:span><text:span text:style-name="T375">ροή</text:span><text:span text:style-name="T376"><text:s/></text:span><text:span text:style-name="T377">2:</text:span><text:span text:style-name="T378"><text:s/></text:span><text:span text:style-name="T379">Αν</text:span><text:span text:style-name="T380"><text:s/></text:span><text:span text:style-name="T381">δεν</text:span><text:span text:style-name="T382"><text:s/>εμφανιστούν αγγελίες.</text:span></text:p>
        </text:list-item>
      </text:list>
      <text:p text:style-name="P383"/>
      <text:list text:style-name="LFO11" text:continue-numbering="true">
        <text:list-item>
          <text:list>
            <text:list-item>
              <text:p text:style-name="P384"><text:span text:style-name="T385">1.</text:span><text:span text:style-name="T386"><text:s/></text:span><text:span text:style-name="T387">Εμφανίζεται</text:span><text:span text:style-name="T388"><text:s/></text:span><text:span text:style-name="T389">σχετικό</text:span><text:span text:style-name="T390"><text:s/></text:span><text:span text:style-name="T391">μήνυμα</text:span><text:span text:style-name="T392"><text:s/>“Δεν βρέθηκαν αποτελέσματα”, που σημαίνει δεν υπάρχουν διαθέσιμες αγγελίες με τα φίλτρα που επέλεξε ο επισκέπτης.</text:span></text:p>
            </text:list-item>
          </text:list>
        </text:list-item>
      </text:list>
      <text:p text:style-name="P393"><text:span text:style-name="T394">Περίπτωση χρήσης:<text:s/></text:span><text:span text:style-name="T395">6</text:span><text:span text:style-name="T396">:</text:span><text:span text:style-name="T397"><text:s/></text:span><text:span text:style-name="T398">Επικοινωνία των χρηστών μέσω Chat.</text:span></text:p>
      <text:p text:style-name="P399"/>
      <text:list text:style-name="LFO11" text:continue-numbering="true">
        <text:list-item>
          <text:p text:style-name="P400"><text:span text:style-name="T401">Actor:</text:span><text:span text:style-name="T402"><text:s/></text:span><text:span text:style-name="T403">Ο επισκέπτης και ο συντάκτης της αγγελία</text:span></text:p>
        </text:list-item>
        <text:list-item>
          <text:p text:style-name="P404"><text:span text:style-name="T405">Περιγραφή:</text:span><text:span text:style-name="T406"><text:s/></text:span><text:span text:style-name="T407">Οι χρήστες έχουν τη δυνατότητα να επικοινωνούν μεταξύ τους μέσω chat για την επίλυση διάφορων αποριών που σχετίζονται με την αγγελία.</text:span></text:p>
        </text:list-item>
        <text:list-item>
          <text:p text:style-name="P408"><text:span text:style-name="T409">Βασική</text:span><text:span text:style-name="T410"><text:s/></text:span><text:span text:style-name="T411">ροή:</text:span></text:p>
          <text:list text:continue-numbering="true">
            <text:list-item>
              <text:p text:style-name="P412"><text:span text:style-name="T413">1.</text:span><text:span text:style-name="T414"><text:s/></text:span><text:span text:style-name="T415">Αρχικά,</text:span><text:span text:style-name="T416"><text:s/></text:span><text:span text:style-name="T417">ο</text:span><text:span text:style-name="T418"><text:s/></text:span><text:span text:style-name="T419">χρήστης</text:span><text:span text:style-name="T420"><text:s/></text:span><text:span text:style-name="T421">μπαίνει</text:span><text:span text:style-name="T422"><text:s/></text:span><text:span text:style-name="T423">στην</text:span><text:span text:style-name="T424"><text:s/></text:span><text:span text:style-name="T425">εφαρμογή.</text:span></text:p>
            </text:list-item>
            <text:list-item>
              <text:p text:style-name="P426"><text:span text:style-name="T427">2.</text:span><text:span text:style-name="T428"><text:s/>Ο χρήστης επιλέγει μία από τις αγγελίες που τον ενδιαφέρει και πατά το κουμπί “Επικοινωνία”.</text:span></text:p>
            </text:list-item>
            <text:list-item>
              <text:p text:style-name="P429"><text:span text:style-name="T430">3.</text:span><text:span text:style-name="T431"><text:s/>Το σύστημα εμφανίζει το παράθυρο συνομιλίας.</text:span></text:p>
            </text:list-item>
            <text:list-item>
              <text:p text:style-name="P432"><text:span text:style-name="T433">4.</text:span><text:span text:style-name="T434"><text:s/>Ο χρήστης πληκτρολογεί το μήνυμα και πατά το κουμπί “Αποστολή”.</text:span></text:p>
            </text:list-item>
            <text:list-item>
              <text:p text:style-name="P435"><text:span text:style-name="T436">5.</text:span><text:span text:style-name="T437"><text:s/>Το σύστημα αποθηκεύει την συνομιλία έτσι ώστε ο<text:s/></text:span><text:span text:style-name="T438">χρήστης να μπορεί να έχει πρόσβαση σε αυτή όποτε το επιθυμεί.</text:span></text:p>
            </text:list-item>
            <text:list-item>
              <text:p text:style-name="P439">6.Ο χρήστης μπορεί να τερματίσει τη συνομιλία πατώντας το κουμπί “Κλείσιμο”.</text:p>
            </text:list-item>
          </text:list>
        </text:list-item>
      </text:list>
      <text:p text:style-name="P440"/>
      <text:list text:style-name="LFO11" text:continue-numbering="true">
        <text:list-item>
          <text:p text:style-name="P441"><text:span text:style-name="T442">Εναλλακτική</text:span><text:span text:style-name="T443"><text:s/></text:span><text:span text:style-name="T444">ροή</text:span><text:span text:style-name="T445"><text:s/></text:span><text:span text:style-name="T446">1:</text:span><text:span text:style-name="T447"><text:s/></text:span><text:span text:style-name="T448">Σε περίπτωση αποτυχίας αποστολής του μηνύματος.</text:span></text:p>
          <text:list text:continue-numbering="true">
            <text:list-item>
              <text:p text:style-name="P449"><text:span text:style-name="T450">1.</text:span><text:span text:style-name="T451"><text:s/></text:span><text:span text:style-name="T452">Εμφανίζεται</text:span><text:span text:style-name="T453"><text:s/></text:span><text:span text:style-name="T454">σχετικό</text:span><text:span text:style-name="T455"><text:s/></text:span><text:span text:style-name="T456">μήνυμα</text:span><text:span text:style-name="T457"><text:s/></text:span><text:span text:style-name="T458">που</text:span><text:span text:style-name="T459"><text:s/></text:span><text:span text:style-name="T460">δηλώνει</text:span><text:span text:style-name="T461"><text:s/></text:span><text:span text:style-name="T462">ότι είναι αδύνατη η αποστολή του μηνύματος λόγω αποσύνδεσης.</text:span></text:p>
            </text:list-item>
          </text:list>
        </text:list-item>
      </text:list>
      <text:p text:style-name="P463"/>
      <text:h text:style-name="P464" text:outline-level="1">Περίπτωση χρήσης: 7.Δημιουργία αγγελίας.</text:h>
      <text:p text:style-name="Βασικό"/>
      <text:list text:style-name="LFO12" text:continue-numbering="true">
        <text:list-item>
          <text:p text:style-name="P465"><text:span text:style-name="T466"><text:s/></text:span><text:span text:style-name="T467">Actor:</text:span><text:span text:style-name="T468"><text:s/></text:span><text:span text:style-name="T469">Χρήστης που θέλει να αναρτήσει μια αγγελία υιοθεσίας ή φιλοξενίας<text:s/></text:span></text:p>
        </text:list-item>
      </text:list>
      <text:list text:style-name="LFO13" text:continue-numbering="true">
        <text:list-item>
          <text:p text:style-name="P470"><text:span text:style-name="T471">Περιγραφή:<text:s/></text:span><text:span text:style-name="T472">Ο χρήστης δημιουργεί μια αγγελία για την υιοθεσία ή προσωρινή<text:s/></text:span><text:span text:style-name="T473">φιλοξενία ενός κατοικίδιου (σκύλου ή γάτας) παρέχοντας σχετικές πληροφορίες και φωτογραφίες.</text:span></text:p>
        </text:list-item>
      </text:list>
      <text:p text:style-name="P474"/>
      <text:list text:style-name="LFO13" text:continue-numbering="true">
        <text:list-item>
          <text:p text:style-name="P475">Βασική Ροή:</text:p>
        </text:list-item>
      </text:list>
      <text:list text:style-name="LFO14" text:continue-numbering="true">
        <text:list-item>
          <text:p text:style-name="P476">1.Ο χρήστης επιλέγει την επιλογή "Δημιουργία Αγγελίας" από το μενού της εφαρμογής<text:s/>στην Αρχική οθόνη.</text:p>
        </text:list-item>
        <text:list-item>
          <text:p text:style-name="P477"><text:span text:style-name="T478">2</text:span><text:span text:style-name="T479">.</text:span><text:s/><text:span text:style-name="T480">Το σύστημα<text:s/></text:span><text:span text:style-name="T481">εμφανίζει την οθόνη δημιουργία αγγελίας για τ</text:span><text:span text:style-name="T482">ις απαραίτητες πληροφορίες της Αγγελίας.</text:span></text:p>
        </text:list-item>
        <text:list-item>
          <text:p text:style-name="P483">3.Ο<text:s/>χρήστης<text:s/>παρέχει<text:s/>τις απαιτούμενες πληροφορίες<text:s/>στην οθόνη δημιουργία αγγελίας</text:p>
        </text:list-item>
        <text:list-item>
          <text:p text:style-name="P484"><text:span text:style-name="T485">4</text:span><text:span text:style-name="T486">.</text:span><text:s/><text:span text:style-name="T487">Το σύστημα ελέγχει και επικυρώνει τα στοιχεία της<text:s/></text:span><text:span text:style-name="T488">αγγελίας</text:span></text:p>
        </text:list-item>
      </text:list>
      <text:p text:style-name="P489">5.Το σύστημα καταχωρεί την αγγελία<text:s/>στην ΒΔ<text:s/>και την εμφανίζει στη λίστα αγγελιών.</text:p>
      <text:list text:style-name="LFO15" text:continue-numbering="true">
        <text:list-item>
          <text:p text:style-name="P490"><text:span text:style-name="T491">Εναλλακτική Ροή 1:<text:s/></text:span><text:span text:style-name="T492">Ο χρήστης δεν συμπληρώνει όλα τα απαιτούμενα πεδία</text:span></text:p>
        </text:list-item>
      </text:list>
      <text:p text:style-name="P493"/>
      <text:list text:style-name="LFO16" text:continue-numbering="true">
        <text:list-item>
          <text:p text:style-name="P494">1.Το σύστημα εμφανίζει μήνυμα σφάλματος και ζητά τη συμπλήρωση των υποχρεωτικών πεδίων.</text:p>
        </text:list-item>
      </text:list>
      <text:p text:style-name="P495"/>
      <text:list text:style-name="LFO15" text:continue-numbering="true">
        <text:list-item>
          <text:p text:style-name="P496"><text:span text:style-name="T497">Εναλλακτική Ροή 2:</text:span><text:span text:style-name="T498"><text:s/></text:span><text:span text:style-name="T499">Ο χρήστης ακυρώνει τη δημιουργία αγγελίας</text:span></text:p>
        </text:list-item>
      </text:list>
      <text:p text:style-name="Παράγραφοςλίστας"/>
      <text:list text:style-name="LFO16" text:continue-numbering="true">
        <text:list-item>
          <text:p text:style-name="P500">Ο χρήστης μπορεί να πατήσει "Ακύρωση" και να επιστρέψει στην προηγούμενη οθόνη χωρίς να αποθηκευτεί η αγγελία.</text:p>
        </text:list-item>
      </text:list>
      <text:h text:style-name="Επικεφαλίδα1" text:outline-level="1"><text:span text:style-name="T501">Περίπτωση χρήσης: 8.Διαγραφή/Επεξεργασία Αγγελίας.</text:span></text:h>
      <text:p text:style-name="Βασικό"/>
      <text:list text:style-name="LFO17" text:continue-numbering="true">
        <text:list-item>
          <text:p text:style-name="P502"><text:span text:style-name="T503">Actor:</text:span><text:span text:style-name="T504"><text:s/>Χρήστης που θέλει να διαγράψει ή να επεξεργαστεί την αγγελία του.</text:span></text:p>
        </text:list-item>
        <text:list-item>
          <text:p text:style-name="P505"><text:span text:style-name="T506">Περιγραφή:<text:s/></text:span><text:span text:style-name="T507">Ο χρήστης μπορεί να επεξεργαστεί τις πληροφορίες μιας υπάρχουσας αγγελίας ή να τη διαγράψει εντελώς από την πλατφόρμα.</text:span></text:p>
        </text:list-item>
      </text:list>
      <text:p text:style-name="P508"/>
      <text:list text:style-name="LFO18" text:continue-numbering="true">
        <text:list-item>
          <text:p text:style-name="P509">Βασική Ροή:<text:s/></text:p>
        </text:list-item>
      </text:list>
      <text:p text:style-name="P510">Επεξεργασία Αγγελίας:</text:p>
      <text:list text:style-name="LFO19" text:continue-numbering="true">
        <text:list-item>
          <text:p text:style-name="P511">1.Ο χρήστης<text:s/>επιλεγεί το πεδίο αγγελίες του στην αρχική οθόνη<text:s/></text:p>
        </text:list-item>
        <text:list-item>
          <text:p text:style-name="P512">2.Το<text:s/>σύστημα αναζητά στην ΒΔ τις αγγελίες του χρήστη<text:s/><text:s/>και<text:s/>εμφανίζει<text:s/>τις αγγελίες στην οθόνη αγγελιών του.</text:p>
        </text:list-item>
        <text:list-item>
          <text:p text:style-name="P513">3.Ο χρήστης <text:s/>επιλέγει την αγγελία που θέλει να επεξεργαστεί<text:s/>στην οθόνη αγγελιών του<text:s/>.</text:p>
        </text:list-item>
        <text:list-item>
          <text:p text:style-name="P514">4.Το σύστημα εμφανίζει τα συμπληρωμένα στοιχεία της αγγελίας<text:s/>στην Οθόνη επεξεργασίας</text:p>
        </text:list-item>
        <text:list-item>
          <text:p text:style-name="P515">5.Ο χρήστης επεξεργάζεται τις πληροφορίες (π.χ. όνομα, περιγραφή, φωτογραφίες)<text:s/>και πατάει "Αποθήκευση"<text:s/>στην Οθόνη επεξεργασίας.</text:p>
        </text:list-item>
        <text:list-item>
          <text:p text:style-name="P516"><text:span text:style-name="T517">6</text:span><text:span text:style-name="T518">.Το σύστημα<text:s/></text:span><text:span text:style-name="T519">ελέγχει και επικυρώνει τα στοιχεία της αγγελίας .</text:span></text:p>
        </text:list-item>
        <text:list-item>
          <text:p text:style-name="P520">7.Το σύστημα καταχωρεί την αγγελία στην ΒΔ και την εμφανίζει στη λίστα αγγελιών.</text:p>
        </text:list-item>
        <text:list-item>
          <text:p text:style-name="P521"><text:span text:style-name="T522">Διαγραφή Αγγελίας:</text:span></text:p>
        </text:list-item>
      </text:list>
      <text:list text:style-name="LFO20" text:continue-numbering="true">
        <text:list-item>
          <text:p text:style-name="P523">1.Ο χρήστης επιλέγει την αγγελία που θέλει να διαγράψει.</text:p>
        </text:list-item>
        <text:list-item>
          <text:p text:style-name="P524">2.Πατάει "Διαγραφή".</text:p>
        </text:list-item>
        <text:list-item>
          <text:p text:style-name="P525">3.Το σύστημα ζητά<text:s/>επιβεβαίωση.</text:p>
        </text:list-item>
        <text:list-item>
          <text:p text:style-name="P526">4.Ο χρήστης επιβεβαιώνει τη διαγραφή.</text:p>
        </text:list-item>
        <text:list-item>
          <text:p text:style-name="P527">5.Το σύστημα αφαιρεί την αγγελία από τη λίστα.</text:p>
        </text:list-item>
      </text:list>
      <text:list text:style-name="LFO18" text:continue-numbering="true">
        <text:list-item>
          <text:p text:style-name="P528"><text:span text:style-name="T529">Εναλλακτική Ροή 1:<text:s/></text:span><text:span text:style-name="T530">Ο χρήστης αφήνει κενά πεδία κατά την επεξεργασία.</text:span></text:p>
        </text:list-item>
      </text:list>
      <text:p text:style-name="P531"/>
      <text:list text:style-name="LFO16" text:continue-numbering="true">
        <text:list-item>
          <text:p text:style-name="P532">Το σύστημα εμφανίζει μήνυμα σφάλματος και ζητά τη συμπλήρωση των απαιτούμενων πεδίων.</text:p>
        </text:list-item>
      </text:list>
      <text:p text:style-name="P533"/>
      <text:list text:style-name="LFO18" text:continue-numbering="true">
        <text:list-item>
          <text:p text:style-name="P534"><text:span text:style-name="T535">Εναλλακτική Ροή 2: <text:s/></text:span><text:span text:style-name="T536">Ο χρήστης ακυρώνει την επεξεργασία.</text:span></text:p>
        </text:list-item>
      </text:list>
      <text:p text:style-name="P537"/>
      <text:list text:style-name="LFO16" text:continue-numbering="true">
        <text:list-item>
          <text:p text:style-name="P538">Ο χρήστης πατάει "Ακύρωση" και επιστρέφει στην προηγούμενη οθόνη χωρίς να αποθηκευτούν αλλαγές.</text:p>
        </text:list-item>
      </text:list>
      <text:p text:style-name="P539"/>
      <text:list text:style-name="LFO18" text:continue-numbering="true">
        <text:list-item>
          <text:p text:style-name="P540"><text:span text:style-name="T541">Εναλλακτική Ροή 3</text:span><text:span text:style-name="T542">: <text:s/>Ο χρήστης ακυρώνει τη διαγραφή στην επιβεβαίωση.</text:span></text:p>
        </text:list-item>
      </text:list>
      <text:p text:style-name="P543"/>
      <text:list text:style-name="LFO16" text:continue-numbering="true">
        <text:list-item>
          <text:p text:style-name="P544">Η αγγελία παραμένει αμετάβλητη στη λίστα αγγελιών.</text:p>
        </text:list-item>
      </text:list>
      <text:p text:style-name="P545"/>
      <text:p text:style-name="P546">Περίπτωση Χρήσης: 9. Κλείσιμο ραντεβού με κτηνίατρο</text:p>
      <text:list text:style-name="LFO21" text:continue-numbering="true">
        <text:list-item>
          <text:p text:style-name="P547"><text:span text:style-name="T548">Actor:</text:span><text:span text:style-name="T549"><text:s/>Χρήστης που θέλει να κλείσει ραντεβού μέσω της πλατφόρμας.</text:span></text:p>
        </text:list-item>
        <text:list-item>
          <text:p text:style-name="P550"><text:span text:style-name="T551">Περιγραφή:</text:span><text:span text:style-name="T552"><text:s/>Ο χρήστης επιλέγει ημερομηνία και ώρα ραντεβού.</text:span></text:p>
        </text:list-item>
        <text:list-item>
          <text:p text:style-name="P553"><text:span text:style-name="T554">Βασική ροή:</text:span></text:p>
        </text:list-item>
      </text:list>
      <text:list text:style-name="LFO22" text:continue-numbering="true">
        <text:list-item>
          <text:list>
            <text:list-item>
              <text:p text:style-name="P555">1.Ο χρήστης μπαίνει στην εφαρμογή.</text:p>
            </text:list-item>
            <text:list-item>
              <text:p text:style-name="P556">2.Επιλέγει «Κλείσε ραντεβού».</text:p>
            </text:list-item>
            <text:list-item>
              <text:p text:style-name="P557">3.Επιλέγει ιατρικό κέντρο ή ιδιώτη κτηνίατρο.</text:p>
            </text:list-item>
            <text:list-item>
              <text:p text:style-name="P558">4.Διαλέγει ημέρα και ώρα με βάση τη διαθεσιμότητα.</text:p>
            </text:list-item>
            <text:list-item>
              <text:p text:style-name="P559">5.Πατάει «Κλείσε ραντεβού».</text:p>
            </text:list-item>
            <text:list-item>
              <text:p text:style-name="P560">6.Πατάει «Επιβεβαίωση».</text:p>
            </text:list-item>
            <text:list-item>
              <text:p text:style-name="P561">7.Το ραντεβού προγραμματίζεται και στέλνεται email επιβεβαίωσης.</text:p>
            </text:list-item>
          </text:list>
        </text:list-item>
      </text:list>
      <text:list text:style-name="LFO21" text:continue-numbering="true">
        <text:list-item>
          <text:p text:style-name="P562"><text:span text:style-name="T563">Εναλλακτική ροή:<text:s/></text:span><text:span text:style-name="T564">Αν<text:s/></text:span><text:span text:style-name="T565">δεν υπάρχουν διαθέσιμες ώρες.</text:span></text:p>
        </text:list-item>
      </text:list>
      <text:list text:style-name="LFO23" text:continue-numbering="true">
        <text:list-item>
          <text:list>
            <text:list-item>
              <text:p text:style-name="P566"><text:s/>ο χρήστης μπορεί να επιλέξει άλλο ιατρικό κέντρο.</text:p>
            </text:list-item>
            <text:list-item>
              <text:p text:style-name="P567"><text:span text:style-name="T568">Μπορεί να αποθηκεύσει το ραντεβού προσωρινά και να το επιβεβαιώσει αργότερα.</text:span><text:span text:style-name="T569"><text:line-break/></text:span></text:p>
            </text:list-item>
          </text:list>
        </text:list-item>
      </text:list>
      <text:p text:style-name="P570">Περίπτωση Χρήσης: 10. Ακύρωση ραντεβού</text:p>
      <text:list text:style-name="LFO24" text:continue-numbering="true">
        <text:list-item>
          <text:p text:style-name="P571"><text:span text:style-name="T572">Actor:</text:span><text:span text:style-name="T573"><text:s/>Χρήστης που θέλει να ακυρώσει ραντεβού.</text:span></text:p>
        </text:list-item>
        <text:list-item>
          <text:p text:style-name="P574"><text:span text:style-name="T575">Περιγραφή:</text:span><text:span text:style-name="T576"><text:s/>Ο χρήστης επιλέγει την ακύρωση ενός ραντεβού που έχει καταχωρηθεί.</text:span></text:p>
        </text:list-item>
        <text:list-item>
          <text:p text:style-name="P577"><text:span text:style-name="T578">Βασική ροή:</text:span></text:p>
        </text:list-item>
      </text:list>
      <text:list text:style-name="LFO25" text:continue-numbering="true">
        <text:list-item>
          <text:list>
            <text:list-item>
              <text:p text:style-name="P579">1.Ο χρήστης μπαίνει στην εφαρμογή.</text:p>
            </text:list-item>
            <text:list-item>
              <text:p text:style-name="P580">2.Επιλέγει «Τα Ραντεβού μου».</text:p>
            </text:list-item>
            <text:list-item>
              <text:p text:style-name="P581">3.Διαλέγει ραντεβού προς ακύρωση.</text:p>
            </text:list-item>
            <text:list-item>
              <text:p text:style-name="P582">4.Πατάει «Επιβεβαίωση».</text:p>
            </text:list-item>
          </text:list>
        </text:list-item>
      </text:list>
      <text:list text:style-name="LFO26" text:continue-numbering="true">
        <text:list-item>
          <text:list>
            <text:list-item>
              <text:p text:style-name="P583">5.Το σύστημα στέλνει ειδοποίηση για την ακύρωση.</text:p>
            </text:list-item>
          </text:list>
        </text:list-item>
      </text:list>
      <text:list text:style-name="LFO24" text:continue-numbering="true">
        <text:list-item>
          <text:p text:style-name="P584"><text:span text:style-name="T585">Εναλλακτική ροή:<text:s/></text:span><text:span text:style-name="T586">Αν η ακύρωση δεν επιτρέπεται λόγω χρονικού περιορισμού.</text:span></text:p>
          <text:list text:continue-numbering="true">
            <text:list-item>
              <text:p text:style-name="P587">1.εμφανίζεται μήνυμα απόρριψης.</text:p>
            </text:list-item>
          </text:list>
        </text:list-item>
      </text:list>
      <text:p text:style-name="P5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2F5496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F5496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2F5496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2F5496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2F5496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2F5496" fo:letter-spacing="0.0034in"/>
    </style:style>
    <style:style style:name="Σώμακειμένου" style:display-name="Σώμα κειμένου" style:family="paragraph" style:parent-style-name="Βασικό">
      <style:paragraph-properties fo:widows="0" fo:orphans="0" style:text-autospace="none" fo:margin-bottom="0in" fo:line-height="100%"/>
      <style:text-properties style:font-name-complex="Calibri" style:letter-kerning="false" fo:font-size="14pt" style:font-size-asian="14pt" style:font-size-complex="14pt" fo:hyphenate="false"/>
    </style:style>
    <style:style style:name="ΣώμακειμένουChar" style:display-name="Σώμα κειμένου Char" style:family="text" style:parent-style-name="Προεπιλεγμένηγραμματοσειρά">
      <style:text-properties style:font-name="Calibri" style:font-name-asian="Calibri" style:font-name-complex="Calibri" style:letter-kerning="false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ourier New" style:font-name-complex="Courier New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fo:font-weight="normal" style:font-weight-asian="normal" style:font-weight-complex="normal" fo:font-style="normal" style:font-style-asian="normal" style:font-style-complex="normal" fo:letter-spacing="normal" style:text-scale="100%" fo:font-size="14pt" style:font-size-asian="14pt" style:font-size-complex="14pt" fo:language="el" fo:country="GR" style:language-asian="en" style:country-asian="US" style:language-complex="ar" style:country-complex="SA"/>
    </style:style>
    <style:style style:name="WW_CharLFO11LVL2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fo:letter-spacing="normal" style:text-scale="100%" fo:font-size="14pt" style:font-size-asian="14pt" style:font-size-complex="14pt" fo:language="el" fo:country="GR" style:language-asian="en" style:country-asian="US" style:language-complex="ar" style:country-complex="SA"/>
    </style:style>
    <style:style style:name="WW_CharLFO11LVL3" style:family="text">
      <style:text-properties fo:language="el" fo:country="GR" style:language-asian="en" style:country-asian="US" style:language-complex="ar" style:country-complex="SA"/>
    </style:style>
    <style:style style:name="WW_CharLFO11LVL4" style:family="text">
      <style:text-properties fo:language="el" fo:country="GR" style:language-asian="en" style:country-asian="US" style:language-complex="ar" style:country-complex="SA"/>
    </style:style>
    <style:style style:name="WW_CharLFO11LVL5" style:family="text">
      <style:text-properties fo:language="el" fo:country="GR" style:language-asian="en" style:country-asian="US" style:language-complex="ar" style:country-complex="SA"/>
    </style:style>
    <style:style style:name="WW_CharLFO11LVL6" style:family="text">
      <style:text-properties fo:language="el" fo:country="GR" style:language-asian="en" style:country-asian="US" style:language-complex="ar" style:country-complex="SA"/>
    </style:style>
    <style:style style:name="WW_CharLFO11LVL7" style:family="text">
      <style:text-properties fo:language="el" fo:country="GR" style:language-asian="en" style:country-asian="US" style:language-complex="ar" style:country-complex="SA"/>
    </style:style>
    <style:style style:name="WW_CharLFO11LVL8" style:family="text">
      <style:text-properties fo:language="el" fo:country="GR" style:language-asian="en" style:country-asian="US" style:language-complex="ar" style:country-complex="SA"/>
    </style:style>
    <style:style style:name="WW_CharLFO11LVL9" style:family="text">
      <style:text-properties fo:language="el" fo:country="GR" style:language-asian="en" style:country-asian="US" style:language-complex="ar" style:country-complex="SA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Courier New" style:font-name-complex="Courier New"/>
    </style:style>
    <style:style style:name="WW_CharLFO14LVL2" style:family="text">
      <style:text-properties style:font-name="Courier New" fo:font-size="10pt" style:font-size-asian="10pt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Courier New" style:font-name-complex="Courier New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Courier New" style:font-name-complex="Courier New"/>
    </style:style>
    <style:style style:name="WW_CharLFO20LVL1" style:family="text">
      <style:text-properties style:font-name="Courier New" style:font-name-complex="Courier New"/>
    </style:style>
    <style:style style:name="WW_CharLFO21LVL1" style:family="text">
      <style:text-properties style:font-name="Symbol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775in" text:min-label-width="0.25in" text:list-level-position-and-space-mode="label-alignment">
          <style:list-level-label-alignment text:label-followed-by="listtab" fo:margin-left="1.02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.275in" text:min-label-width="0.25in" text:list-level-position-and-space-mode="label-alignment">
          <style:list-level-label-alignment text:label-followed-by="listtab" fo:margin-left="1.5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75in" text:min-label-width="0.25in" text:list-level-position-and-space-mode="label-alignment">
          <style:list-level-label-alignment text:label-followed-by="listtab" fo:margin-left="2.0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75in" text:min-label-width="0.25in" text:list-level-position-and-space-mode="label-alignment">
          <style:list-level-label-alignment text:label-followed-by="listtab" fo:margin-left="2.5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75in" text:min-label-width="0.25in" text:list-level-position-and-space-mode="label-alignment">
          <style:list-level-label-alignment text:label-followed-by="listtab" fo:margin-left="3.0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75in" text:min-label-width="0.25in" text:list-level-position-and-space-mode="label-alignment">
          <style:list-level-label-alignment text:label-followed-by="listtab" fo:margin-left="3.5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75in" text:min-label-width="0.25in" text:list-level-position-and-space-mode="label-alignment">
          <style:list-level-label-alignment text:label-followed-by="listtab" fo:margin-left="4.0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75in" text:min-label-width="0.25in" text:list-level-position-and-space-mode="label-alignment">
          <style:list-level-label-alignment text:label-followed-by="listtab" fo:margin-left="4.5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75in" text:min-label-width="0.25in" text:list-level-position-and-space-mode="label-alignment">
          <style:list-level-label-alignment text:label-followed-by="listtab" fo:margin-left="5.0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775in" text:min-label-width="0.25in" text:list-level-position-and-space-mode="label-alignment">
          <style:list-level-label-alignment text:label-followed-by="listtab" fo:margin-left="1.02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275in" text:min-label-width="0.25in" text:list-level-position-and-space-mode="label-alignment">
          <style:list-level-label-alignment text:label-followed-by="listtab" fo:margin-left="1.5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75in" text:min-label-width="0.25in" text:list-level-position-and-space-mode="label-alignment">
          <style:list-level-label-alignment text:label-followed-by="listtab" fo:margin-left="2.0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75in" text:min-label-width="0.25in" text:list-level-position-and-space-mode="label-alignment">
          <style:list-level-label-alignment text:label-followed-by="listtab" fo:margin-left="2.5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75in" text:min-label-width="0.25in" text:list-level-position-and-space-mode="label-alignment">
          <style:list-level-label-alignment text:label-followed-by="listtab" fo:margin-left="3.0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75in" text:min-label-width="0.25in" text:list-level-position-and-space-mode="label-alignment">
          <style:list-level-label-alignment text:label-followed-by="listtab" fo:margin-left="3.5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75in" text:min-label-width="0.25in" text:list-level-position-and-space-mode="label-alignment">
          <style:list-level-label-alignment text:label-followed-by="listtab" fo:margin-left="4.0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75in" text:min-label-width="0.25in" text:list-level-position-and-space-mode="label-alignment">
          <style:list-level-label-alignment text:label-followed-by="listtab" fo:margin-left="4.5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75in" text:min-label-width="0.25in" text:list-level-position-and-space-mode="label-alignment">
          <style:list-level-label-alignment text:label-followed-by="listtab" fo:margin-left="5.0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916in" text:min-label-width="0.25in" text:list-level-position-and-space-mode="label-alignment">
          <style:list-level-label-alignment text:label-followed-by="listtab" fo:margin-left="5.04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659in" text:min-label-width="0.25in" text:list-level-position-and-space-mode="label-alignment">
          <style:list-level-label-alignment text:label-followed-by="listtab" fo:margin-left="1.0159in" fo:text-indent="-0.25in"/>
        </style:list-level-properties>
        <style:text-properties style:font-name="Courier New"/>
      </text:list-level-style-bullet>
      <text:list-level-style-bullet text:level="3" text:style-name="WW_CharLFO11LVL3" text:bullet-char="•">
        <style:list-level-properties text:space-before="1.3506in" text:min-label-width="0.25in" text:list-level-position-and-space-mode="label-alignment">
          <style:list-level-label-alignment text:label-followed-by="listtab" fo:margin-left="1.6006in" fo:text-indent="-0.25in"/>
        </style:list-level-properties>
      </text:list-level-style-bullet>
      <text:list-level-style-bullet text:level="4" text:style-name="WW_CharLFO11LVL4" text:bullet-char="•">
        <style:list-level-properties text:space-before="1.9381in" text:min-label-width="0.25in" text:list-level-position-and-space-mode="label-alignment">
          <style:list-level-label-alignment text:label-followed-by="listtab" fo:margin-left="2.1881in" fo:text-indent="-0.25in"/>
        </style:list-level-properties>
      </text:list-level-style-bullet>
      <text:list-level-style-bullet text:level="5" text:style-name="WW_CharLFO11LVL5" text:bullet-char="•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</text:list-level-style-bullet>
      <text:list-level-style-bullet text:level="6" text:style-name="WW_CharLFO11LVL6" text:bullet-char="•">
        <style:list-level-properties text:space-before="3.1131in" text:min-label-width="0.25in" text:list-level-position-and-space-mode="label-alignment">
          <style:list-level-label-alignment text:label-followed-by="listtab" fo:margin-left="3.3631in" fo:text-indent="-0.25in"/>
        </style:list-level-properties>
      </text:list-level-style-bullet>
      <text:list-level-style-bullet text:level="7" text:style-name="WW_CharLFO11LVL7" text:bullet-char="•">
        <style:list-level-properties text:space-before="3.7006in" text:min-label-width="0.25in" text:list-level-position-and-space-mode="label-alignment">
          <style:list-level-label-alignment text:label-followed-by="listtab" fo:margin-left="3.9506in" fo:text-indent="-0.25in"/>
        </style:list-level-properties>
      </text:list-level-style-bullet>
      <text:list-level-style-bullet text:level="8" text:style-name="WW_CharLFO11LVL8" text:bullet-char="•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bullet>
      <text:list-level-style-bullet text:level="9" text:style-name="WW_CharLFO11LVL9" text:bullet-char="•">
        <style:list-level-properties text:space-before="4.875in" text:min-label-width="0.25in" text:list-level-position-and-space-mode="label-alignment">
          <style:list-level-label-alignment text:label-followed-by="listtab" fo:margin-left="5.125in" fo:text-indent="-0.25in"/>
        </style:list-level-properties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o">
        <style:list-level-properties text:space-before="0.6888in" text:min-label-width="0.25in" text:list-level-position-and-space-mode="label-alignment">
          <style:list-level-label-alignment text:label-followed-by="listtab" fo:margin-left="0.9388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1.1888in" text:min-label-width="0.25in" text:list-level-position-and-space-mode="label-alignment">
          <style:list-level-label-alignment text:label-followed-by="listtab" fo:margin-left="1.4388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6888in" text:min-label-width="0.25in" text:list-level-position-and-space-mode="label-alignment">
          <style:list-level-label-alignment text:label-followed-by="listtab" fo:margin-left="1.9388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2.1888in" text:min-label-width="0.25in" text:list-level-position-and-space-mode="label-alignment">
          <style:list-level-label-alignment text:label-followed-by="listtab" fo:margin-left="2.4388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6888in" text:min-label-width="0.25in" text:list-level-position-and-space-mode="label-alignment">
          <style:list-level-label-alignment text:label-followed-by="listtab" fo:margin-left="2.9388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3.1888in" text:min-label-width="0.25in" text:list-level-position-and-space-mode="label-alignment">
          <style:list-level-label-alignment text:label-followed-by="listtab" fo:margin-left="3.4388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6888in" text:min-label-width="0.25in" text:list-level-position-and-space-mode="label-alignment">
          <style:list-level-label-alignment text:label-followed-by="listtab" fo:margin-left="3.9388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4.1888in" text:min-label-width="0.25in" text:list-level-position-and-space-mode="label-alignment">
          <style:list-level-label-alignment text:label-followed-by="listtab" fo:margin-left="4.4388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6888in" text:min-label-width="0.25in" text:list-level-position-and-space-mode="label-alignment">
          <style:list-level-label-alignment text:label-followed-by="listtab" fo:margin-left="4.9388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1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o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Courier New"/>
      </text:list-level-style-bullet>
      <text:list-level-style-number text:level="2" style:num-suffix="." style:num-list-format-name="NLF1" style:num-format="1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7875in" text:min-label-width="0.25in" text:list-level-position-and-space-mode="label-alignment">
          <style:list-level-label-alignment text:label-followed-by="listtab" fo:margin-left="5.0375in" fo:text-indent="-0.25in"/>
        </style:list-level-properties>
      </text:list-level-style-number>
    </text:list-style>
    <text:list-style style:name="LFO20">
      <text:list-level-style-bullet text:level="1" text:style-name="WW_CharLFO20LVL1" text:bullet-char="o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Courier New"/>
      </text:list-level-style-bullet>
      <text:list-level-style-number text:level="2" style:num-suffix="." style:num-list-format-name="NLF1" style:num-format="1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7875in" text:min-label-width="0.25in" text:list-level-position-and-space-mode="label-alignment">
          <style:list-level-label-alignment text:label-followed-by="listtab" fo:margin-left="5.037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2"/>
      <number:text>%2%.</number:text>
    </number:num-list-format>
    <style:page-layout style:name="PL0">
      <style:page-layout-properties fo:page-width="8.2708in" fo:page-height="11.6944in" style:print-orientation="portrait" fo:margin-top="0.9722in" fo:margin-left="0.984in" fo:margin-bottom="0.8333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fia gkrintzou</meta:initial-creator>
    <dc:creator>ΣΠΥΡΙΔΩΝ ΔΡΙΒΗΛΑΣ</dc:creator>
    <meta:creation-date>2025-03-24T12:18:00Z</meta:creation-date>
    <dc:date>2025-04-21T07:53:00Z</dc:date>
    <meta:print-date>2025-03-29T19:18:00Z</meta:print-date>
    <meta:template xlink:href="Normal" xlink:type="simple"/>
    <meta:editing-cycles>50</meta:editing-cycles>
    <meta:editing-duration>PT723300S</meta:editing-duration>
    <meta:document-statistic meta:page-count="1" meta:paragraph-count="23" meta:word-count="1801" meta:character-count="11507" meta:row-count="81" meta:non-whitespace-character-count="9729"/>
  </office:meta>
</office:document-meta>
</file>